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Verdana" svg:font-family="Verdana"/>
    <style:font-face style:name="Liberation Serif1" svg:font-family="'Liberation Serif'" style:font-family-generic="roman"/>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fo:color="#000000" style:font-name="Liberation Serif" fo:font-size="12pt" style:font-name-asian="Monospace" style:font-size-asian="12pt" style:font-name-complex="Monospace" style:font-size-complex="12pt"/>
    </style:style>
    <style:style style:name="P3" style:family="paragraph" style:parent-style-name="Standard">
      <style:paragraph-properties fo:text-align="justify" style:justify-single-word="false"/>
      <style:text-properties fo:color="#000000" style:font-name="Liberation Serif" fo:font-size="12pt" style:font-name-asian="Monospace" style:font-size-asian="12pt" style:font-name-complex="Monospace" style:font-size-complex="12pt"/>
    </style:style>
    <style:style style:name="P4" style:family="paragraph" style:parent-style-name="Standard">
      <style:paragraph-properties fo:text-align="justify" style:justify-single-word="false"/>
      <style:text-properties fo:color="#000000" style:font-name="Liberation Serif" fo:font-size="12pt" fo:font-style="normal" style:font-name-asian="Monospace" style:font-size-asian="12pt" style:font-style-asian="normal" style:font-name-complex="Monospace" style:font-size-complex="12pt" style:font-style-complex="normal"/>
    </style:style>
    <style:style style:name="P5" style:family="paragraph" style:parent-style-name="Standard">
      <style:paragraph-properties fo:text-align="justify" style:justify-single-word="false">
        <style:tab-stops/>
      </style:paragraph-properties>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6" style:family="paragraph" style:parent-style-name="Standard">
      <style:paragraph-properties fo:text-align="justify" style:justify-single-word="false">
        <style:tab-stops/>
      </style:paragraph-properties>
      <style:text-properties fo:color="#000000" style:font-name="Liberation Serif" fo:font-size="12pt" fo:font-style="normal" style:text-underline-style="solid" style:text-underline-width="auto" style:text-underline-color="font-color" fo:font-weight="normal" style:font-name-asian="Monospace" style:font-size-asian="12pt" style:font-style-asian="normal" style:font-weight-asian="normal" style:font-name-complex="Monospace" style:font-size-complex="12pt" style:font-style-complex="normal" style:font-weight-complex="normal"/>
    </style:style>
    <style:style style:name="P7" style:family="paragraph" style:parent-style-name="Standard">
      <style:paragraph-properties fo:text-align="justify" style:justify-single-word="false">
        <style:tab-stops/>
      </style:paragraph-properties>
      <style:text-properties fo:color="#000000" style:font-name="Liberation Serif" fo:font-size="12pt" fo:font-style="italic" style:text-underline-style="solid" style:text-underline-width="auto" style:text-underline-color="font-color" fo:font-weight="bold" style:font-name-asian="Monospace" style:font-size-asian="12pt" style:font-style-asian="italic" style:font-weight-asian="bold" style:font-name-complex="Monospace" style:font-size-complex="12pt" style:font-style-complex="italic" style:font-weight-complex="bold"/>
    </style:style>
    <style:style style:name="P8" style:family="paragraph" style:parent-style-name="Standard">
      <style:paragraph-properties fo:text-align="justify" style:justify-single-word="false">
        <style:tab-stops/>
      </style:paragraph-properties>
      <style:text-properties fo:color="#000000" style:font-name="Liberation Serif" fo:font-size="12pt" fo:background-color="transparent" style:font-name-asian="Monospace" style:font-size-asian="12pt" style:font-name-complex="Monospace" style:font-size-complex="12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ab-stops/>
      </style:paragraph-properties>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justify" style:justify-single-word="false">
        <style:tab-stops>
          <style:tab-stop style:position="0cm"/>
        </style:tab-stops>
      </style:paragraph-properties>
      <style:text-properties style:use-window-font-color="true"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3" style:family="paragraph" style:parent-style-name="Standard">
      <style:paragraph-properties fo:margin-left="0.018cm" fo:margin-right="0cm" fo:text-indent="0cm" style:auto-text-indent="false">
        <style:tab-stops/>
      </style:paragraph-properties>
      <style:text-properties fo:color="#000000" style:font-name="Liberation Serif" fo:font-size="12pt" style:font-name-asian="Monospace" style:font-size-asian="12pt" style:font-name-complex="Monospace" style:font-size-complex="12pt"/>
    </style:style>
    <style:style style:name="P14" style:family="paragraph" style:parent-style-name="Standard">
      <style:paragraph-properties fo:margin-left="0.018cm" fo:margin-right="0cm" fo:text-align="justify" style:justify-single-word="false" fo:text-indent="0cm" style:auto-text-indent="false">
        <style:tab-stops/>
      </style:paragraph-properties>
      <style:text-properties fo:color="#000000" style:font-name="Liberation Serif" fo:font-size="12pt" style:font-name-asian="Monospace" style:font-size-asian="12pt" style:font-name-complex="Monospace" style:font-size-complex="12pt"/>
    </style:style>
    <style:style style:name="P15" style:family="paragraph" style:parent-style-name="Standard">
      <style:paragraph-properties fo:margin-left="0.018cm" fo:margin-right="0cm" fo:text-indent="0cm" style:auto-text-indent="false">
        <style:tab-stops/>
      </style:paragraph-properties>
      <style:text-properties fo:color="#000000" style:font-name="Liberation Serif" fo:font-size="12pt" style:text-underline-style="solid" style:text-underline-width="auto" style:text-underline-color="font-color" fo:font-weight="bold" style:font-name-asian="Monospace" style:font-size-asian="12pt" style:font-weight-asian="bold" style:font-name-complex="Monospace" style:font-size-complex="12pt" style:font-weight-complex="bold"/>
    </style:style>
    <style:style style:name="P16" style:family="paragraph" style:parent-style-name="Standard">
      <style:paragraph-properties fo:margin-left="0.018cm" fo:margin-right="0cm" fo:text-indent="0cm" style:auto-text-indent="false">
        <style:tab-stops/>
      </style:paragraph-properties>
      <style:text-properties fo:color="#000000" style:font-name="Liberation Serif" fo:font-size="12pt" style:text-underline-style="solid" style:text-underline-width="auto" style:text-underline-color="font-color" style:font-name-asian="Monospace" style:font-size-asian="12pt" style:font-name-complex="Monospace" style:font-size-complex="12pt"/>
    </style:style>
    <style:style style:name="P17" style:family="paragraph" style:parent-style-name="Standard">
      <style:paragraph-properties fo:margin-left="0.018cm" fo:margin-right="0cm" fo:text-align="justify" style:justify-single-word="false" fo:text-indent="0cm" style:auto-text-indent="false">
        <style:tab-stops/>
      </style:paragraph-properties>
      <style:text-properties fo:color="#000000" style:font-name="Liberation Serif" fo:font-size="12pt" style:text-underline-style="solid" style:text-underline-width="auto" style:text-underline-color="font-color" style:font-name-asian="Monospace" style:font-size-asian="12pt" style:font-name-complex="Monospace" style:font-size-complex="12pt"/>
    </style:style>
    <style:style style:name="P18" style:family="paragraph" style:parent-style-name="Standard">
      <style:paragraph-properties fo:margin-left="0.018cm" fo:margin-right="0cm" fo:text-align="justify" style:justify-single-word="false" fo:text-indent="0cm" style:auto-text-indent="false">
        <style:tab-stops/>
      </style:paragraph-properties>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9" style:family="paragraph" style:parent-style-name="Standard">
      <style:paragraph-properties fo:margin-left="0.018cm" fo:margin-right="0cm" fo:text-align="justify" style:justify-single-word="false" fo:text-indent="0cm" style:auto-text-indent="false">
        <style:tab-stops/>
      </style:paragraph-properties>
      <style:text-properties fo:color="#000000" style:font-name="Liberation Serif" fo:font-size="12pt" fo:font-style="normal" style:text-underline-style="none" fo:font-weight="normal" fo:background-color="#ffff00" style:font-name-asian="Monospace" style:font-size-asian="12pt" style:font-style-asian="normal" style:font-weight-asian="normal" style:font-name-complex="Monospace" style:font-size-complex="12pt" style:font-style-complex="normal" style:font-weight-complex="normal"/>
    </style:style>
    <style:style style:name="P20" style:family="paragraph" style:parent-style-name="Standard">
      <style:paragraph-properties fo:margin-left="0.018cm" fo:margin-right="0cm" fo:text-align="start" style:justify-single-word="false" fo:text-indent="0cm" style:auto-text-indent="false">
        <style:tab-stops/>
      </style:paragraph-properties>
      <style:text-properties fo:color="#000000" style:font-name="Liberation Serif" fo:font-size="12pt" fo:font-style="italic" style:text-underline-style="solid" style:text-underline-width="auto" style:text-underline-color="font-color" fo:font-weight="bold" style:font-name-asian="Monospace" style:font-size-asian="12pt" style:font-style-asian="italic" style:font-weight-asian="bold" style:font-name-complex="Monospace" style:font-size-complex="12pt" style:font-style-complex="italic" style:font-weight-complex="bold"/>
    </style:style>
    <style:style style:name="P21" style:family="paragraph" style:parent-style-name="Standard">
      <style:paragraph-properties fo:margin-left="0.018cm" fo:margin-right="0cm" fo:text-align="justify" style:justify-single-word="false" fo:text-indent="0cm" style:auto-text-indent="false">
        <style:tab-stops/>
      </style:paragraph-properties>
      <style:text-properties fo:color="#000000" style:font-name="Liberation Serif" fo:font-size="12pt" fo:font-style="italic" style:text-underline-style="solid" style:text-underline-width="auto" style:text-underline-color="font-color" fo:font-weight="bold" style:font-name-asian="Monospace" style:font-size-asian="12pt" style:font-style-asian="italic" style:font-weight-asian="bold" style:font-name-complex="Monospace" style:font-size-complex="12pt" style:font-style-complex="italic" style:font-weight-complex="bold"/>
    </style:style>
    <style:style style:name="P22" style:family="paragraph" style:parent-style-name="Standard">
      <style:paragraph-properties fo:margin-left="0.018cm" fo:margin-right="0cm" fo:text-align="justify" style:justify-single-word="false" fo:text-indent="0cm" style:auto-text-indent="false">
        <style:tab-stops/>
      </style:paragraph-properties>
      <style:text-properties fo:color="#000000" style:font-name="Liberation Serif" fo:font-size="12pt" fo:background-color="transparent" style:font-name-asian="Monospace" style:font-size-asian="12pt" style:font-name-complex="Monospace" style:font-size-complex="12pt"/>
    </style:style>
    <style:style style:name="P23" style:family="paragraph" style:parent-style-name="Standard">
      <style:paragraph-properties fo:margin-left="0.018cm" fo:margin-right="0cm" fo:text-align="justify" style:justify-single-word="false" fo:text-indent="0cm" style:auto-text-indent="false">
        <style:tab-stops/>
      </style:paragraph-properties>
      <style:text-properties fo:color="#000000" style:font-name="Liberation Serif" fo:font-size="12pt" style:text-underline-style="none" style:font-name-asian="Monospace" style:font-size-asian="12pt" style:font-name-complex="Monospace" style:font-size-complex="12pt"/>
    </style:style>
    <style:style style:name="P24" style:family="paragraph" style:parent-style-name="Standard">
      <style:paragraph-properties fo:margin-left="0.018cm" fo:margin-right="0cm" fo:text-indent="0cm" style:auto-text-indent="false">
        <style:tab-stops/>
      </style:paragraph-properties>
      <style:text-properties fo:color="#000000" style:font-name="Monospace" fo:font-size="10pt" style:font-name-asian="Monospace" style:font-size-asian="10pt" style:font-name-complex="Monospace" style:font-size-complex="10pt"/>
    </style:style>
    <style:style style:name="P25" style:family="paragraph" style:parent-style-name="Standard">
      <style:paragraph-properties fo:margin-left="0.018cm" fo:margin-right="0cm" fo:text-align="justify" style:justify-single-word="false" fo:text-indent="0cm" style:auto-text-indent="false">
        <style:tab-stops/>
      </style:paragraph-properties>
    </style:style>
    <style:style style:name="P26" style:family="paragraph" style:parent-style-name="Standard">
      <style:paragraph-properties fo:margin-left="0.018cm" fo:margin-right="0cm" fo:text-align="justify" style:justify-single-word="false" fo:text-indent="0cm" style:auto-text-indent="false">
        <style:tab-stops/>
      </style:paragraph-properties>
      <style:text-properties fo:font-style="normal" style:text-underline-style="none" fo:font-weight="normal" style:font-style-asian="normal" style:font-weight-asian="normal" style:font-style-complex="normal" style:font-weight-complex="normal"/>
    </style:style>
    <style:style style:name="P27" style:family="paragraph" style:parent-style-name="Standard">
      <style:paragraph-properties fo:margin-left="0.018cm" fo:margin-right="0cm" fo:text-align="justify" style:justify-single-word="false" fo:text-indent="0cm" style:auto-text-indent="false">
        <style:tab-stops/>
      </style:paragraph-properties>
      <style:text-properties style:use-window-font-color="true"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8" style:family="paragraph" style:parent-style-name="Standard">
      <style:paragraph-properties fo:margin-left="0.018cm" fo:margin-right="0cm" fo:text-align="justify" style:justify-single-word="false" fo:text-indent="0cm" style:auto-text-indent="false">
        <style:tab-stops/>
      </style:paragraph-properties>
      <style:text-properties style:use-window-font-color="true" fo:font-style="normal" style:text-underline-style="none" fo:font-weight="normal" style:font-style-asian="normal" style:font-weight-asian="normal" style:font-style-complex="normal" style:font-weight-complex="normal"/>
    </style:style>
    <style:style style:name="P29" style:family="paragraph" style:parent-style-name="Standard">
      <style:paragraph-properties fo:margin-left="0.018cm" fo:margin-right="0cm" fo:text-align="justify" style:justify-single-word="false" fo:text-indent="0cm" style:auto-text-indent="false">
        <style:tab-stops/>
      </style:paragraph-properties>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018cm" fo:margin-right="0cm" fo:text-indent="0cm" style:auto-text-indent="false">
        <style:tab-stops/>
      </style:paragraph-properties>
      <style:text-properties style:text-underline-style="solid" style:text-underline-width="auto" style:text-underline-color="font-color"/>
    </style:style>
    <style:style style:name="P31" style:family="paragraph" style:parent-style-name="Standard">
      <style:paragraph-properties fo:margin-left="0.018cm" fo:margin-right="0cm" fo:text-indent="0cm" style:auto-text-indent="false">
        <style:tab-stops/>
      </style:paragraph-properties>
      <style:text-properties fo:color="#3f7f5f" style:font-name="Monospace" fo:font-size="10pt" style:font-name-asian="Monospace" style:font-size-asian="10pt" style:font-name-complex="Monospace" style:font-size-complex="10pt"/>
    </style:style>
    <style:style style:name="P32" style:family="paragraph" style:parent-style-name="Standard">
      <style:paragraph-properties fo:margin-left="0.018cm" fo:margin-right="0cm" fo:text-indent="0cm" style:auto-text-indent="false">
        <style:tab-stops/>
      </style:paragraph-properties>
    </style:style>
    <style:style style:name="P33" style:family="paragraph" style:parent-style-name="Standard">
      <style:paragraph-properties fo:margin-left="0.018cm" fo:margin-right="0cm" fo:text-align="center" style:justify-single-word="false" fo:text-indent="0cm" style:auto-text-indent="false" fo:break-before="page">
        <style:tab-stops/>
      </style:paragraph-properties>
      <style:text-properties fo:color="#000000" style:font-name="Liberation Serif" fo:font-size="14pt" fo:font-style="italic" style:text-underline-style="solid" style:text-underline-width="auto" style:text-underline-color="font-color" fo:font-weight="bold" style:font-name-asian="Monospace" style:font-size-asian="14pt" style:font-style-asian="italic" style:font-weight-asian="bold" style:font-name-complex="Monospace" style:font-size-complex="14pt" style:font-style-complex="italic" style:font-weight-complex="bold"/>
    </style:style>
    <style:style style:name="P34" style:family="paragraph" style:parent-style-name="Standard" style:list-style-name="L1"/>
    <style:style style:name="P35" style:family="paragraph" style:parent-style-name="Standard" style:list-style-name="L2">
      <style:text-properties fo:color="#000000" style:font-name="Liberation Serif" fo:font-size="12pt" style:font-name-asian="Monospace" style:font-size-asian="12pt" style:font-name-complex="Monospace" style:font-size-complex="12pt"/>
    </style:style>
    <style:style style:name="P36" style:family="paragraph" style:parent-style-name="Standard" style:list-style-name="L4">
      <style:paragraph-properties>
        <style:tab-stops/>
      </style:paragraph-properties>
      <style:text-properties fo:color="#000000" style:font-name="Liberation Serif" fo:font-size="12pt" style:font-name-asian="Monospace" style:font-size-asian="12pt" style:font-name-complex="Monospace" style:font-size-complex="12pt"/>
    </style:style>
    <style:style style:name="P37" style:family="paragraph" style:parent-style-name="Standard" style:list-style-name="L8">
      <style:paragraph-properties>
        <style:tab-stops/>
      </style:paragraph-properties>
      <style:text-properties fo:color="#000000" style:font-name="Liberation Serif" fo:font-size="12pt" style:font-name-asian="Monospace" style:font-size-asian="12pt" style:font-name-complex="Monospace" style:font-size-complex="12pt"/>
    </style:style>
    <style:style style:name="P38" style:family="paragraph" style:parent-style-name="Standard" style:list-style-name="L9">
      <style:paragraph-properties>
        <style:tab-stops/>
      </style:paragraph-properties>
      <style:text-properties fo:color="#000000" style:font-name="Liberation Serif" fo:font-size="12pt" style:font-name-asian="Monospace" style:font-size-asian="12pt" style:font-name-complex="Monospace" style:font-size-complex="12pt"/>
    </style:style>
    <style:style style:name="P39" style:family="paragraph" style:parent-style-name="Standard" style:list-style-name="L10">
      <style:paragraph-properties fo:text-align="justify" style:justify-single-word="false">
        <style:tab-stops/>
      </style:paragraph-properties>
      <style:text-properties fo:color="#000000" style:font-name="Liberation Serif" fo:font-size="12pt" style:font-name-asian="Monospace" style:font-size-asian="12pt" style:font-name-complex="Monospace" style:font-size-complex="12pt"/>
    </style:style>
    <style:style style:name="P40" style:family="paragraph" style:parent-style-name="Standard" style:list-style-name="L15">
      <style:paragraph-properties fo:text-align="justify" style:justify-single-word="false">
        <style:tab-stops>
          <style:tab-stop style:position="0cm"/>
        </style:tab-stops>
      </style:paragraph-properties>
      <style:text-properties fo:color="#000000" style:font-name="Liberation Serif" fo:font-size="12pt" style:font-name-asian="Monospace" style:font-size-asian="12pt" style:font-name-complex="Monospace" style:font-size-complex="12pt"/>
    </style:style>
    <style:style style:name="P41" style:family="paragraph" style:parent-style-name="Standard" style:list-style-name="L1">
      <style:paragraph-properties fo:text-align="justify" style:justify-single-word="false"/>
      <style:text-properties fo:color="#000000" style:font-name="Liberation Serif" fo:font-size="12pt" fo:font-style="normal" style:font-name-asian="Monospace" style:font-size-asian="12pt" style:font-style-asian="normal" style:font-name-complex="Monospace" style:font-size-complex="12pt" style:font-style-complex="normal"/>
    </style:style>
    <style:style style:name="P42" style:family="paragraph" style:parent-style-name="Standard" style:list-style-name="L10">
      <style:paragraph-properties fo:text-align="justify" style:justify-single-word="false">
        <style:tab-stops/>
      </style:paragraph-properties>
      <style:text-properties fo:color="#000000" style:font-name="Liberation Serif" fo:font-size="12pt" fo:font-style="normal" style:text-underline-style="solid" style:text-underline-width="auto" style:text-underline-color="font-color" fo:font-weight="bold" style:font-name-asian="Monospace" style:font-size-asian="12pt" style:font-style-asian="normal" style:font-weight-asian="bold" style:font-name-complex="Monospace" style:font-size-complex="12pt" style:font-style-complex="normal" style:font-weight-complex="bold"/>
    </style:style>
    <style:style style:name="P43" style:family="paragraph" style:parent-style-name="Standard" style:list-style-name="L10">
      <style:paragraph-properties fo:text-align="justify" style:justify-single-word="false">
        <style:tab-stops/>
      </style:paragraph-properties>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44" style:family="paragraph" style:parent-style-name="Standard" style:list-style-name="L1">
      <style:text-properties fo:color="#000000" style:font-name="Liberation Serif" fo:font-size="12pt" fo:background-color="transparent" style:font-name-asian="Monospace" style:font-size-asian="12pt" style:font-name-complex="Monospace" style:font-size-complex="12pt"/>
    </style:style>
    <style:style style:name="P45" style:family="paragraph" style:parent-style-name="Standard" style:list-style-name="L1">
      <style:paragraph-properties fo:text-align="justify" style:justify-single-word="false">
        <style:tab-stops/>
      </style:paragraph-properties>
      <style:text-properties fo:color="#000000" style:font-name="Liberation Serif" fo:font-size="12pt" fo:background-color="transparent" style:font-name-asian="Monospace" style:font-size-asian="12pt" style:font-name-complex="Monospace" style:font-size-complex="12pt"/>
    </style:style>
    <style:style style:name="P46" style:family="paragraph" style:parent-style-name="Standard" style:list-style-name="L9">
      <style:paragraph-properties>
        <style:tab-stops/>
      </style:paragraph-properties>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P47" style:family="paragraph" style:parent-style-name="Standard" style:list-style-name="L10">
      <style:paragraph-properties fo:text-align="justify" style:justify-single-word="false">
        <style:tab-stops/>
      </style:paragraph-properties>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P48" style:family="paragraph" style:parent-style-name="Standard" style:list-style-name="L10">
      <style:paragraph-properties fo:text-align="justify" style:justify-single-word="false">
        <style:tab-stops/>
      </style:paragraph-properties>
      <style:text-properties fo:color="#000000" style:font-name="Liberation Serif" fo:font-size="12pt" style:text-underline-style="solid" style:text-underline-width="auto" style:text-underline-color="font-color" fo:font-weight="bold" style:font-name-asian="Monospace" style:font-size-asian="12pt" style:font-weight-asian="bold" style:font-name-complex="Monospace" style:font-size-complex="12pt" style:font-weight-complex="bold"/>
    </style:style>
    <style:style style:name="P49" style:family="paragraph" style:parent-style-name="Standard" style:list-style-name="L3"/>
    <style:style style:name="P50" style:family="paragraph" style:parent-style-name="Standard" style:list-style-name="L1">
      <style:paragraph-properties fo:text-align="justify" style:justify-single-word="false"/>
    </style:style>
    <style:style style:name="P51" style:family="paragraph" style:parent-style-name="Standard" style:list-style-name="L4">
      <style:paragraph-properties fo:text-align="justify" style:justify-single-word="false">
        <style:tab-stops/>
      </style:paragraph-properties>
    </style:style>
    <style:style style:name="P52" style:family="paragraph" style:parent-style-name="Standard" style:list-style-name="L6">
      <style:paragraph-properties fo:text-align="justify" style:justify-single-word="false">
        <style:tab-stops/>
      </style:paragraph-properties>
    </style:style>
    <style:style style:name="P53" style:family="paragraph" style:parent-style-name="Standard" style:list-style-name="L10">
      <style:paragraph-properties fo:text-align="justify" style:justify-single-word="false">
        <style:tab-stops/>
      </style:paragraph-properties>
    </style:style>
    <style:style style:name="P54" style:family="paragraph" style:parent-style-name="Standard" style:list-style-name="L12">
      <style:paragraph-properties fo:text-align="justify" style:justify-single-word="false">
        <style:tab-stops/>
      </style:paragraph-properties>
    </style:style>
    <style:style style:name="P55" style:family="paragraph" style:parent-style-name="Standard" style:list-style-name="L14">
      <style:paragraph-properties fo:text-align="justify" style:justify-single-word="false">
        <style:tab-stops/>
      </style:paragraph-properties>
    </style:style>
    <style:style style:name="P56" style:family="paragraph" style:parent-style-name="Standard" style:list-style-name="L9">
      <style:paragraph-properties fo:text-align="justify" style:justify-single-word="false">
        <style:tab-stops/>
      </style:paragraph-properties>
    </style:style>
    <style:style style:name="P57" style:family="paragraph" style:parent-style-name="Standard" style:list-style-name="L15">
      <style:paragraph-properties fo:text-align="justify" style:justify-single-word="false">
        <style:tab-stops>
          <style:tab-stop style:position="0cm"/>
        </style:tab-stops>
      </style:paragraph-properties>
    </style:style>
    <style:style style:name="P58" style:family="paragraph" style:parent-style-name="Standard" style:list-style-name="L4">
      <style:paragraph-properties>
        <style:tab-stops/>
      </style:paragraph-properties>
    </style:style>
    <style:style style:name="P59" style:family="paragraph" style:parent-style-name="Standard" style:list-style-name="L6">
      <style:paragraph-properties>
        <style:tab-stops/>
      </style:paragraph-properties>
    </style:style>
    <style:style style:name="P60" style:family="paragraph" style:parent-style-name="Standard" style:list-style-name="L7">
      <style:paragraph-properties>
        <style:tab-stops/>
      </style:paragraph-properties>
    </style:style>
    <style:style style:name="P61" style:family="paragraph" style:parent-style-name="Standard" style:list-style-name="L8">
      <style:paragraph-properties>
        <style:tab-stops/>
      </style:paragraph-properties>
    </style:style>
    <style:style style:name="P62" style:family="paragraph" style:parent-style-name="Standard" style:list-style-name="L9">
      <style:paragraph-properties>
        <style:tab-stops/>
      </style:paragraph-properties>
    </style:style>
    <style:style style:name="P63" style:family="paragraph" style:parent-style-name="Standard" style:list-style-name="L10">
      <style:paragraph-properties fo:text-align="justify" style:justify-single-word="false">
        <style:tab-stops/>
      </style:paragraph-properties>
      <style:text-properties fo:font-style="normal" style:text-underline-style="none" fo:font-weight="normal" style:font-style-asian="normal" style:font-weight-asian="normal" style:font-style-complex="normal" style:font-weight-complex="normal"/>
    </style:style>
    <style:style style:name="P64" style:family="paragraph" style:parent-style-name="Standard" style:list-style-name="L12">
      <style:paragraph-properties fo:text-align="justify" style:justify-single-word="false">
        <style:tab-stops/>
      </style:paragraph-properties>
      <style:text-properties fo:font-style="normal" style:text-underline-style="none" fo:font-weight="normal" style:font-style-asian="normal" style:font-weight-asian="normal" style:font-style-complex="normal" style:font-weight-complex="normal"/>
    </style:style>
    <style:style style:name="P65" style:family="paragraph" style:parent-style-name="Standard" style:list-style-name="L13">
      <style:paragraph-properties fo:text-align="justify" style:justify-single-word="false">
        <style:tab-stops/>
      </style:paragraph-properties>
      <style:text-properties fo:font-style="normal" style:text-underline-style="none" fo:font-weight="normal" style:font-style-asian="normal" style:font-weight-asian="normal" style:font-style-complex="normal" style:font-weight-complex="normal"/>
    </style:style>
    <style:style style:name="P66" style:family="paragraph" style:parent-style-name="Standard" style:list-style-name="L1">
      <style:paragraph-properties fo:margin-left="0.018cm" fo:margin-right="0cm" fo:text-indent="0cm" style:auto-text-indent="false">
        <style:tab-stops/>
      </style:paragraph-properties>
      <style:text-properties fo:color="#000000" style:font-name="Liberation Serif" fo:font-size="12pt" style:text-underline-style="solid" style:text-underline-width="auto" style:text-underline-color="font-color" fo:font-weight="bold" style:font-name-asian="Monospace" style:font-size-asian="12pt" style:font-weight-asian="bold" style:font-name-complex="Monospace" style:font-size-complex="12pt" style:font-weight-complex="bold"/>
    </style:style>
    <style:style style:name="P67" style:family="paragraph" style:parent-style-name="Standard" style:list-style-name="L5">
      <style:paragraph-properties fo:margin-left="0.018cm" fo:margin-right="0cm" fo:text-align="justify" style:justify-single-word="false" fo:text-indent="0cm" style:auto-text-indent="false">
        <style:tab-stops/>
      </style:paragraph-properties>
      <style:text-properties fo:color="#000000" style:font-name="Liberation Serif" fo:font-size="12pt" style:text-underline-style="solid" style:text-underline-width="auto" style:text-underline-color="font-color" fo:font-weight="bold" style:font-name-asian="Monospace" style:font-size-asian="12pt" style:font-weight-asian="bold" style:font-name-complex="Monospace" style:font-size-complex="12pt" style:font-weight-complex="bold"/>
    </style:style>
    <style:style style:name="P68" style:family="paragraph" style:parent-style-name="Standard">
      <style:paragraph-properties fo:margin-left="0.018cm" fo:margin-right="0cm" fo:text-indent="0cm" style:auto-text-indent="false">
        <style:tab-stops/>
      </style:paragraph-properties>
      <style:text-properties fo:color="#000000" style:font-name="Liberation Serif" fo:font-size="12pt" style:text-underline-style="solid" style:text-underline-width="auto" style:text-underline-color="font-color" style:font-name-asian="Monospace" style:font-size-asian="12pt" style:font-name-complex="Monospace" style:font-size-complex="12pt"/>
    </style:style>
    <style:style style:name="P69" style:family="paragraph" style:parent-style-name="Standard">
      <style:paragraph-properties fo:margin-left="0.018cm" fo:margin-right="0cm" fo:text-align="justify" style:justify-single-word="false" fo:text-indent="0cm" style:auto-text-indent="false">
        <style:tab-stops/>
      </style:paragraph-properties>
      <style:text-properties fo:color="#000000" style:font-name="Liberation Serif" fo:font-size="12pt" style:font-name-asian="Monospace" style:font-size-asian="12pt" style:font-name-complex="Monospace" style:font-size-complex="12pt"/>
    </style:style>
    <style:style style:name="P70" style:family="paragraph" style:parent-style-name="Standard" style:list-style-name="L1">
      <style:paragraph-properties fo:margin-left="0.018cm" fo:margin-right="0cm" fo:text-align="justify" style:justify-single-word="false" fo:text-indent="0cm" style:auto-text-indent="false">
        <style:tab-stops/>
      </style:paragraph-properties>
      <style:text-properties fo:color="#000000" style:font-name="Liberation Serif" fo:font-size="12pt" style:font-name-asian="Monospace" style:font-size-asian="12pt" style:font-name-complex="Monospace" style:font-size-complex="12pt"/>
    </style:style>
    <style:style style:name="P71" style:family="paragraph" style:parent-style-name="Standard">
      <style:paragraph-properties fo:margin-left="0.018cm" fo:margin-right="0cm" fo:text-indent="0cm" style:auto-text-indent="false">
        <style:tab-stops/>
      </style:paragraph-properties>
      <style:text-properties fo:color="#000000" style:font-name="Liberation Serif" fo:font-size="12pt" style:font-name-asian="Monospace" style:font-size-asian="12pt" style:font-name-complex="Monospace" style:font-size-complex="12pt"/>
    </style:style>
    <style:style style:name="P72" style:family="paragraph" style:parent-style-name="Standard" style:list-style-name="L1">
      <style:paragraph-properties fo:margin-left="0.018cm" fo:margin-right="0cm" fo:text-indent="0cm" style:auto-text-indent="false">
        <style:tab-stops/>
      </style:paragraph-properties>
      <style:text-properties fo:color="#000000" style:font-name="Liberation Serif" fo:font-size="12pt" style:font-name-asian="Monospace" style:font-size-asian="12pt" style:font-name-complex="Monospace" style:font-size-complex="12pt"/>
    </style:style>
    <style:style style:name="P73" style:family="paragraph" style:parent-style-name="Standard" style:list-style-name="L11">
      <style:paragraph-properties fo:margin-left="0.018cm" fo:margin-right="0cm" fo:text-align="start" style:justify-single-word="false" fo:text-indent="0cm" style:auto-text-indent="false">
        <style:tab-stops/>
      </style:paragraph-properties>
      <style:text-properties fo:color="#000000" style:font-name="Liberation Serif" fo:font-size="12pt" fo:font-style="italic" style:text-underline-style="solid" style:text-underline-width="auto" style:text-underline-color="font-color" fo:font-weight="bold" style:font-name-asian="Monospace" style:font-size-asian="12pt" style:font-style-asian="italic" style:font-weight-asian="bold" style:font-name-complex="Monospace" style:font-size-complex="12pt" style:font-style-complex="italic" style:font-weight-complex="bold"/>
    </style:style>
    <style:style style:name="P74" style:family="paragraph" style:parent-style-name="Standard" style:list-style-name="L11">
      <style:paragraph-properties fo:margin-left="0.018cm" fo:margin-right="0cm" fo:text-align="start" style:justify-single-word="false" fo:text-indent="0cm" style:auto-text-indent="false">
        <style:tab-stops>
          <style:tab-stop style:position="0cm"/>
        </style:tab-stops>
      </style:paragraph-properties>
      <style:text-properties fo:color="#000000" style:font-name="Liberation Serif" fo:font-size="12pt" fo:font-style="italic" style:text-underline-style="solid" style:text-underline-width="auto" style:text-underline-color="font-color" fo:font-weight="bold" style:font-name-asian="Monospace" style:font-size-asian="12pt" style:font-style-asian="italic" style:font-weight-asian="bold" style:font-name-complex="Monospace" style:font-size-complex="12pt" style:font-style-complex="italic" style:font-weight-complex="bold"/>
    </style:style>
    <style:style style:name="P75" style:family="paragraph" style:parent-style-name="Standard" style:list-style-name="L11">
      <style:paragraph-properties fo:margin-left="0.018cm" fo:margin-right="0cm" fo:text-align="justify" style:justify-single-word="false" fo:text-indent="0cm" style:auto-text-indent="false">
        <style:tab-stops/>
      </style:paragraph-properties>
      <style:text-properties fo:color="#000000" style:font-name="Liberation Serif" fo:font-size="12pt" fo:font-style="italic" style:text-underline-style="solid" style:text-underline-width="auto" style:text-underline-color="font-color" fo:font-weight="bold" style:font-name-asian="Monospace" style:font-size-asian="12pt" style:font-style-asian="italic" style:font-weight-asian="bold" style:font-name-complex="Monospace" style:font-size-complex="12pt" style:font-style-complex="italic" style:font-weight-complex="bold"/>
    </style:style>
    <style:style style:name="P76" style:family="paragraph" style:parent-style-name="Standard" style:list-style-name="L11">
      <style:paragraph-properties fo:margin-left="0.018cm" fo:margin-right="0cm" fo:text-align="justify" style:justify-single-word="false" fo:text-indent="0cm" style:auto-text-indent="false">
        <style:tab-stops>
          <style:tab-stop style:position="0cm"/>
        </style:tab-stops>
      </style:paragraph-properties>
      <style:text-properties fo:color="#000000" style:font-name="Liberation Serif" fo:font-size="12pt" fo:font-style="italic" style:text-underline-style="solid" style:text-underline-width="auto" style:text-underline-color="font-color" fo:font-weight="bold" style:font-name-asian="Monospace" style:font-size-asian="12pt" style:font-style-asian="italic" style:font-weight-asian="bold" style:font-name-complex="Monospace" style:font-size-complex="12pt" style:font-style-complex="italic" style:font-weight-complex="bold"/>
    </style:style>
    <style:style style:name="P77" style:family="paragraph" style:parent-style-name="Standard" style:list-style-name="L11">
      <style:paragraph-properties fo:margin-left="0.018cm" fo:margin-right="0cm" fo:text-align="justify" style:justify-single-word="false" fo:text-indent="0cm" style:auto-text-indent="false">
        <style:tab-stops>
          <style:tab-stop style:position="0cm"/>
        </style:tab-stops>
      </style:paragraph-properties>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78" style:family="paragraph" style:parent-style-name="Standard">
      <style:paragraph-properties fo:margin-left="0.018cm" fo:margin-right="0cm" fo:text-indent="0cm" style:auto-text-indent="false">
        <style:tab-stops/>
      </style:paragraph-properties>
      <style:text-properties fo:color="#000000" style:font-name="Monospace" fo:font-size="10pt" style:font-name-asian="Monospace" style:font-size-asian="10pt" style:font-name-complex="Monospace" style:font-size-complex="10pt"/>
    </style:style>
    <style:style style:name="P79" style:family="paragraph" style:parent-style-name="Standard" style:list-style-name="L11">
      <style:paragraph-properties fo:margin-left="0.018cm" fo:margin-right="0cm" fo:text-align="justify" style:justify-single-word="false" fo:text-indent="0cm" style:auto-text-indent="false">
        <style:tab-stops/>
      </style:paragraph-properties>
      <style:text-properties fo:font-style="normal" style:text-underline-style="none" fo:font-weight="normal" style:font-style-asian="normal" style:font-weight-asian="normal" style:font-style-complex="normal" style:font-weight-complex="normal"/>
    </style:style>
    <style:style style:name="P80" style:family="paragraph" style:parent-style-name="Standard" style:list-style-name="L11">
      <style:paragraph-properties fo:margin-left="0.018cm" fo:margin-right="0cm" fo:text-align="justify" style:justify-single-word="false" fo:text-indent="0cm" style:auto-text-indent="false">
        <style:tab-stops>
          <style:tab-stop style:position="0cm"/>
        </style:tab-stops>
      </style:paragraph-properties>
      <style:text-properties fo:font-style="normal" style:text-underline-style="none" fo:font-weight="normal" style:font-style-asian="normal" style:font-weight-asian="normal" style:font-style-complex="normal" style:font-weight-complex="normal"/>
    </style:style>
    <style:style style:name="P81" style:family="paragraph" style:parent-style-name="Standard" style:list-style-name="L11">
      <style:paragraph-properties fo:margin-left="0.018cm" fo:margin-right="0cm" fo:text-align="justify" style:justify-single-word="false" fo:text-indent="0cm" style:auto-text-indent="false">
        <style:tab-stops/>
      </style:paragraph-properties>
      <style:text-properties fo:font-style="italic" style:text-underline-style="none" fo:font-weight="normal" style:font-style-asian="italic" style:font-weight-asian="normal" style:font-style-complex="italic" style:font-weight-complex="normal"/>
    </style:style>
    <style:style style:name="P82" style:family="paragraph" style:parent-style-name="Standard">
      <style:paragraph-properties fo:margin-left="0.018cm" fo:margin-right="0cm" fo:text-align="justify" style:justify-single-word="false" fo:text-indent="0cm" style:auto-text-indent="false">
        <style:tab-stops/>
      </style:paragraph-properties>
    </style:style>
    <style:style style:name="P83" style:family="paragraph" style:parent-style-name="Standard">
      <style:paragraph-properties fo:margin-left="0.018cm" fo:margin-right="0cm" fo:text-indent="0cm" style:auto-text-indent="false">
        <style:tab-stops/>
      </style:paragraph-properties>
      <style:text-properties fo:color="#2a00ff" style:font-name="Courier New" fo:font-size="10pt" style:font-name-asian="Courier New" style:font-size-asian="10pt" style:font-name-complex="Courier New" style:font-size-complex="10pt"/>
    </style:style>
    <style:style style:name="P84" style:family="paragraph" style:parent-style-name="Standard" style:list-style-name="L1">
      <style:paragraph-properties fo:margin-left="0.053cm" fo:margin-right="0cm" fo:text-align="justify" style:justify-single-word="false" fo:text-indent="0cm" style:auto-text-indent="false">
        <style:tab-stops/>
      </style:paragraph-properties>
    </style:style>
    <style:style style:name="P85" style:family="paragraph" style:parent-style-name="Standard" style:list-style-name="L1">
      <style:paragraph-properties fo:margin-left="0.053cm" fo:margin-right="0cm" fo:text-align="justify" style:justify-single-word="false" fo:text-indent="0cm" style:auto-text-indent="false">
        <style:tab-stops/>
      </style:paragraph-properties>
      <style:text-properties fo:color="#000000" style:font-name="Liberation Serif" fo:font-size="12pt" style:font-name-asian="Monospace" style:font-size-asian="12pt" style:font-name-complex="Monospace" style:font-size-complex="12pt"/>
    </style:style>
    <style:style style:name="P86" style:family="paragraph" style:parent-style-name="Standard" style:list-style-name="L10" style:master-page-name="">
      <style:paragraph-properties fo:margin-left="1.288cm" fo:margin-right="0cm" fo:text-align="justify" style:justify-single-word="false" fo:text-indent="-0.635cm" style:auto-text-indent="false" style:page-number="auto">
        <style:tab-stops/>
      </style:paragraph-properties>
    </style:style>
    <style:style style:name="P87" style:family="paragraph" style:parent-style-name="Standard" style:list-style-name="L10">
      <style:paragraph-properties fo:margin-left="2.501cm" fo:margin-right="0cm" fo:text-align="justify" style:justify-single-word="false" fo:text-indent="-0.635cm" style:auto-text-indent="false">
        <style:tab-stops/>
      </style:paragraph-properties>
    </style:style>
    <style:style style:name="P88" style:family="paragraph" style:parent-style-name="Standard" style:list-style-name="L12">
      <style:paragraph-properties fo:margin-left="2.501cm" fo:margin-right="0cm" fo:text-align="justify" style:justify-single-word="false" fo:text-indent="-0.635cm" style:auto-text-indent="false">
        <style:tab-stops/>
      </style:paragraph-properties>
    </style:style>
    <style:style style:name="P89" style:family="paragraph" style:parent-style-name="Standard" style:list-style-name="L10">
      <style:paragraph-properties fo:margin-left="2.501cm" fo:margin-right="0cm" fo:text-align="justify" style:justify-single-word="false" fo:text-indent="-0.635cm" style:auto-text-indent="false">
        <style:tab-stops/>
      </style:paragraph-properties>
      <style:text-properties fo:color="#000000" style:font-name-asian="Monospace" style:font-size-asian="12pt" style:font-name-complex="Monospace"/>
    </style:style>
    <style:style style:name="P90" style:family="paragraph" style:parent-style-name="Standard" style:list-style-name="L12">
      <style:paragraph-properties fo:margin-left="2.501cm" fo:margin-right="0cm" fo:text-align="justify" style:justify-single-word="false" fo:text-indent="-0.635cm" style:auto-text-indent="false">
        <style:tab-stops/>
      </style:paragraph-properties>
      <style:text-properties fo:font-style="normal" style:text-underline-style="none" fo:font-weight="normal" style:font-style-asian="normal" style:font-weight-asian="normal" style:font-style-complex="normal" style:font-weight-complex="normal"/>
    </style:style>
    <style:style style:name="P91" style:family="paragraph" style:parent-style-name="Standard" style:list-style-name="L11">
      <style:paragraph-properties fo:margin-left="0cm" fo:margin-right="0cm" fo:text-align="justify" style:justify-single-word="false" fo:text-indent="0cm" style:auto-text-indent="false">
        <style:tab-stops/>
      </style:paragraph-properties>
      <style:text-properties fo:font-style="normal" style:text-underline-style="none" fo:font-weight="normal" style:font-style-asian="normal" style:font-weight-asian="normal" style:font-style-complex="normal" style:font-weight-complex="normal"/>
    </style:style>
    <style:style style:name="P92" style:family="paragraph" style:parent-style-name="Standard" style:list-style-name="L11">
      <style:paragraph-properties fo:margin-left="0cm" fo:margin-right="0cm" fo:text-align="justify" style:justify-single-word="false" fo:text-indent="-0.635cm" style:auto-text-indent="false">
        <style:tab-stops/>
      </style:paragraph-properties>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1" style:family="text">
      <style:text-properties fo:color="#000000"/>
    </style:style>
    <style:style style:name="T2" style:family="text">
      <style:text-properties fo:color="#000000" style:font-name-asian="Monospace" style:font-name-complex="Monospace"/>
    </style:style>
    <style:style style:name="T3" style:family="text">
      <style:text-properties fo:color="#000000" style:font-name="Liberation Serif" fo:font-size="12pt" style:font-name-asian="Monospace" style:font-size-asian="12pt" style:font-name-complex="Monospace" style:font-size-complex="12pt"/>
    </style:style>
    <style:style style:name="T4"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5" style:family="text">
      <style:text-properties fo:color="#000000" style:font-name="Liberation Serif"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6" style:family="text">
      <style:text-properties fo:color="#000000" style:font-name="Liberation Serif" fo:font-size="12pt" fo:font-style="italic" fo:background-color="transparent" style:font-name-asian="Monospace" style:font-size-asian="12pt" style:font-style-asian="italic" style:font-name-complex="Monospace" style:font-size-complex="12pt" style:font-style-complex="italic"/>
    </style:style>
    <style:style style:name="T7" style:family="text">
      <style:text-properties fo:color="#000000"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8" style:family="text">
      <style:text-properties fo:color="#000000" style:font-name="Liberation Serif" fo:font-size="12pt" fo:font-style="normal" style:font-name-asian="Monospace" style:font-size-asian="12pt" style:font-style-asian="normal" style:font-name-complex="Monospace" style:font-size-complex="12pt" style:font-style-complex="normal"/>
    </style:style>
    <style:style style:name="T9" style:family="text">
      <style:text-properties fo:color="#000000" style:font-name="Liberation Serif" fo:font-size="12pt" style:text-underline-style="solid" style:text-underline-width="auto" style:text-underline-color="font-color" style:font-name-asian="Monospace" style:font-size-asian="12pt" style:font-name-complex="Monospace" style:font-size-complex="12pt"/>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000000" fo:font-style="italic" style:font-name-asian="Monospace" style:font-style-asian="italic" style:font-name-complex="Monospace" style:font-style-complex="italic"/>
    </style:style>
    <style:style style:name="T12" style:family="text">
      <style:text-properties fo:color="#000000" fo:font-style="italic" style:text-underline-style="none" fo:font-weight="normal" style:font-style-asian="italic" style:font-weight-asian="normal" style:font-style-complex="italic" style:font-weight-complex="normal"/>
    </style:style>
    <style:style style:name="T13" style:family="text">
      <style:text-properties fo:color="#000000" fo:font-style="italic" style:font-style-asian="italic" style:font-style-complex="italic"/>
    </style:style>
    <style:style style:name="T14" style:family="text">
      <style:text-properties fo:color="#000000" fo:font-style="normal" style:text-underline-style="none" fo:font-weight="normal" style:font-style-asian="normal" style:font-weight-asian="normal" style:font-style-complex="normal" style:font-weight-complex="normal"/>
    </style:style>
    <style:style style:name="T15" style:family="text">
      <style:text-properties fo:color="#000000" style:font-name="Courier New" fo:font-size="10pt" style:font-name-asian="Courier New" style:font-size-asian="10pt" style:font-name-complex="Courier New" style:font-size-complex="10pt"/>
    </style:style>
    <style:style style:name="T16" style:family="text">
      <style:text-properties fo:color="#000000" style:font-name="Liberation Serif1"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T17" style:family="text">
      <style:text-properties fo:color="#000000" style:font-name="Liberation Serif1" fo:font-size="12pt" style:font-name-asian="Courier New" style:font-size-asian="12pt" style:font-name-complex="Courier New" style:font-size-complex="12pt"/>
    </style:style>
    <style:style style:name="T18" style:family="text">
      <style:text-properties fo:color="#2a00ff" fo:font-style="italic" style:font-style-asian="italic" style:font-style-complex="italic"/>
    </style:style>
    <style:style style:name="T19" style:family="text">
      <style:text-properties fo:color="#2a00ff"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20" style:family="text">
      <style:text-properties fo:color="#008080"/>
    </style:style>
    <style:style style:name="T21" style:family="text">
      <style:text-properties fo:color="#3f7f7f"/>
    </style:style>
    <style:style style:name="T22" style:family="text">
      <style:text-properties fo:color="#7f007f"/>
    </style:style>
    <style:style style:name="T23" style:family="text">
      <style:text-properties fo:color="#3f7f5f" style:font-name="Monospace" fo:font-size="10pt" style:font-size-asian="10pt" style:font-size-complex="10pt"/>
    </style:style>
    <style:style style:name="T24" style:family="text">
      <style:text-properties fo:color="#3f7f5f" style:font-name="Monospace" fo:font-size="10pt" style:font-name-asian="Monospace" style:font-size-asian="10pt" style:font-name-complex="Monospace" style:font-size-complex="10pt"/>
    </style:style>
    <style:style style:name="T25" style:family="text">
      <style:text-properties fo:color="#3f7f5f" style:font-name="Monospace" fo:font-size="10pt" style:text-underline-style="solid" style:text-underline-width="auto" style:text-underline-color="font-color" style:font-size-asian="10pt" style:font-size-complex="10pt"/>
    </style:style>
    <style:style style:name="T26" style:family="text">
      <style:text-properties fo:color="#3f7f5f" style:font-name="Monospace" fo:font-size="10pt" style:text-underline-style="solid" style:text-underline-width="auto" style:text-underline-color="font-color" style:font-name-asian="Monospace" style:font-size-asian="10pt" style:font-name-complex="Monospace" style:font-size-complex="10pt"/>
    </style:style>
    <style:style style:name="T27" style:family="text">
      <style:text-properties fo:font-style="italic" style:font-style-asian="italic" style:font-style-complex="italic"/>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style="normal" style:font-style-asian="normal" style:font-style-complex="normal"/>
    </style:style>
    <style:style style:name="T30" style:family="text">
      <style:text-properties fo:font-style="normal" style:text-underline-style="none" fo:font-weight="normal" style:font-style-asian="normal" style:font-weight-asian="normal" style:font-style-complex="normal" style:font-weight-complex="normal"/>
    </style:style>
    <style:style style:name="T31" style:family="text">
      <style:text-properties fo:font-style="normal" style:text-underline-style="none" fo:font-weight="normal" fo:background-color="#ffff00" style:font-style-asian="normal" style:font-weight-asian="normal" style:font-style-complex="normal" style:font-weight-complex="normal"/>
    </style:style>
    <style:style style:name="T32" style:family="text">
      <style:text-properties fo:color="#0000ff" style:font-name="Verdana" fo:font-size="10pt"/>
    </style:style>
    <style:style style:name="T33" style:family="text">
      <style:text-properties style:use-window-font-color="true" style:font-name="Liberation Serif"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34" style:family="text">
      <style:text-properties style:use-window-font-color="true" style:font-name="Liberation Serif" fo:font-size="12pt" fo:font-style="italic" style:font-name-asian="Monospace" style:font-size-asian="12pt" style:font-style-asian="italic" style:font-name-complex="Monospace" style:font-size-complex="12pt" style:font-style-complex="italic"/>
    </style:style>
    <style:style style:name="T35" style:family="text">
      <style:text-properties style:use-window-font-color="true"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36" style:family="text">
      <style:text-properties style:use-window-font-color="true" style:font-name="Liberation Serif" fo:font-size="12pt" style:font-name-asian="Monospace" style:font-size-asian="12pt" style:font-name-complex="Monospace" style:font-size-complex="12pt"/>
    </style:style>
    <style:style style:name="T37" style:family="text">
      <style:text-properties style:use-window-font-color="true" fo:font-style="italic" style:font-name-asian="Monospace" style:font-style-asian="italic" style:font-name-complex="Monospace" style:font-style-complex="italic"/>
    </style:style>
    <style:style style:name="T38" style:family="text">
      <style:text-properties style:use-window-font-color="true" style:font-name-asian="Monospace" style:font-name-complex="Monospace"/>
    </style:style>
    <style:style style:name="T39" style:family="text">
      <style:text-properties style:text-underline-style="none" fo:font-weight="normal" style:font-weight-asian="normal" style:font-weight-complex="normal"/>
    </style:style>
    <style:style style:name="T40" style:family="text">
      <style:text-properties fo:font-size="11pt" style:font-size-asian="11pt" style:font-size-complex="11pt"/>
    </style:style>
    <style:style style:name="T41" style:family="text">
      <style:text-properties fo:font-size="10.5pt" style:text-underline-style="solid" style:text-underline-width="auto" style:text-underline-color="font-color" style:font-size-asian="10.5pt" style:font-size-complex="10.5pt"/>
    </style:style>
    <style:style style:name="T42" style:family="text">
      <style:text-properties style:font-name="Liberation Serif" fo:font-size="12pt" fo:font-style="italic" style:font-style-asian="italic" style:font-size-complex="12pt" style:font-style-complex="italic"/>
    </style:style>
    <style:style style:name="T43" style:family="text">
      <style:text-properties style:font-name="Liberation Serif" fo:font-size="12pt" fo:font-style="italic" style:font-name-asian="Monospace" style:font-size-asian="12pt" style:font-style-asian="italic" style:font-name-complex="Monospace" style:font-size-complex="12pt" style:font-style-complex="italic"/>
    </style:style>
    <style:style style:name="T44" style:family="text">
      <style:text-properties style:font-name="Liberation Serif" fo:font-size="12pt" style:font-size-complex="12pt"/>
    </style:style>
    <style:style style:name="T45" style:family="text">
      <style:text-properties style:font-name="Liberation Serif" fo:font-size="12pt" style:font-name-asian="Monospace" style:font-size-asian="12pt" style:font-name-complex="Monospace" style:font-size-complex="12pt"/>
    </style:style>
    <style:style style:name="T46" style:family="text">
      <style:text-properties style:text-underline-style="solid" style:text-underline-width="auto" style:text-underline-color="font-color"/>
    </style:style>
    <style:style style:name="T47" style:family="text">
      <style:text-properties style:font-name="Liberation Serif1" fo:font-style="italic" style:text-underline-style="none" fo:font-weight="normal" style:font-style-asian="italic" style:font-weight-asian="normal" style:font-style-complex="italic" style:font-weight-complex="normal"/>
    </style:style>
    <style:style style:name="T48" style:family="text">
      <style:text-properties style:font-name="Liberation Serif1" fo:font-style="italic" style:font-name-asian="Courier New" style:font-style-asian="italic" style:font-name-complex="Courier New" style:font-style-complex="italic"/>
    </style:style>
    <style:style style:name="T49" style:family="text">
      <style:text-properties style:font-name="Liberation Serif1" style:text-underline-style="none" fo:font-weight="normal" style:font-name-asian="Courier New" style:font-weight-asian="normal" style:font-name-complex="Courier New" style:font-weight-complex="normal"/>
    </style:style>
    <style:style style:name="T50" style:family="text">
      <style:text-properties style:font-name="Liberation Serif1" style:text-underline-style="none" fo:font-weight="normal" style:font-weight-asian="normal" style:font-weight-complex="normal"/>
    </style:style>
    <style:style style:name="T51" style:family="text">
      <style:text-properties style:font-name="Courier New" fo:font-size="10pt" style:font-name-asian="Courier New" style:font-size-asian="10pt" style:font-name-complex="Courier New" style:font-size-complex="10pt"/>
    </style:style>
    <style:style style:name="T52"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11">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88cm" fo:text-indent="-0.635cm" fo:margin-left="1.2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3cm" fo:text-indent="-0.635cm" fo:margin-left="1.9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8cm" fo:text-indent="-0.635cm" fo:margin-left="2.5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3cm" fo:text-indent="-0.635cm" fo:margin-left="3.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8cm" fo:text-indent="-0.635cm" fo:margin-left="3.8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3cm" fo:text-indent="-0.635cm" fo:margin-left="4.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8cm" fo:text-indent="-0.635cm" fo:margin-left="5.0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3cm" fo:text-indent="-0.635cm" fo:margin-left="5.7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8cm" fo:text-indent="-0.635cm" fo:margin-left="6.3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3cm" fo:text-indent="-0.635cm" fo:margin-left="7.003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ignerApplet </text:p>
      <text:p text:style-name="Standard"/>
      <text:list xml:id="list7587912901561203515" text:style-name="L1">
        <text:list-header>
          <text:p text:style-name="P66">Reposistory</text:p>
        </text:list-header>
      </text:list>
      <text:p text:style-name="P9">Il progetto è disponibile sul repository SVN <text:s/>svn://172.27.1.139 nella folder <text:s/>SuiteUtility/ SignerAppletMulti/trunk/</text:p>
      <text:p text:style-name="Standard"/>
      <text:list xml:id="list33158802" text:continue-numbering="true" text:style-name="L1">
        <text:list-header>
          <text:p text:style-name="P66">Installazione</text:p>
        </text:list-header>
      </text:list>
      <text:p text:style-name="P9">Il progetto è impostato con maven è possibile generare un jar eseguibile e firmato con il comando: mvn install.</text:p>
      <text:p text:style-name="Standard">Il comando genera il file <text:span text:style-name="T27">signerappletMultiFile-0.x.y-jar-with-dependencies.jar</text:span></text:p>
      <text:p text:style-name="Standard">Il jar può essere è utilizzato per richiamare l'applet ma può essere usato anche come jar eseguibile.</text:p>
      <text:p text:style-name="P9">Il jar generato è firmato utilizzando il keystore <text:span text:style-name="T17">EII.pfx</text:span> con alias <text:span text:style-name="T3">le-f2353e4c-2799-43c8-8d51-9ae806c407f5</text:span> e password <text:span text:style-name="T17">pelllo123</text:span>.<text:span text:style-name="T10"> </text:span></text:p>
      <text:p text:style-name="Standard"/>
      <text:list xml:id="list33156952" text:continue-numbering="true" text:style-name="L1">
        <text:list-header>
          <text:p text:style-name="P66">Dipendenze</text:p>
        </text:list-header>
      </text:list>
      <text:p text:style-name="P2">Il progetto è legato alle seguenti dipendenze: </text:p>
      <text:list xml:id="list4193079560685738870" text:style-name="L2">
        <text:list-item>
          <text:p text:style-name="P35">dal client WS di FileOperation.</text:p>
        </text:list-item>
        <text:list-item>
          <text:p text:style-name="P35">Jar di BC</text:p>
        </text:list-item>
        <text:list-item>
          <text:p text:style-name="P35">jar itext </text:p>
        </text:list-item>
        <text:list-item>
          <text:p text:style-name="P35">progetto ProxySelector per la parte di connessione (proxy)</text:p>
        </text:list-item>
      </text:list>
      <text:p text:style-name="P2"/>
      <text:list xml:id="list33170585" text:continue-list="list33156952" text:style-name="L1">
        <text:list-header>
          <text:p text:style-name="P66">Configurazioni</text:p>
        </text:list-header>
      </text:list>
      <text:p text:style-name="P9">Il progetto si basa su un file di configurazione<text:span text:style-name="T3"> </text:span><text:span text:style-name="T4">signerAppletDefault.properties</text:span><text:span text:style-name="T3"> (posizionato nella root del progetto) che determina le preferences di default e sul file </text:span><text:span text:style-name="T4">messages.properties </text:span><text:span text:style-name="T8">(posizionato sempre nella root del progetto) che contiene i messaggi utilizzati nei vari pannelli</text:span><text:span text:style-name="T3">.</text:span></text:p>
      <text:p text:style-name="P2"/>
      <text:list xml:id="list33163287" text:continue-numbering="true" text:style-name="L1">
        <text:list-header>
          <text:p text:style-name="P66">Logging</text:p>
        </text:list-header>
      </text:list>
      <text:p text:style-name="Standard"><text:span text:style-name="T3">Il logging è gestito dalla classe </text:span><text:span text:style-name="T4">it.eng.common.LogWriter</text:span><text:span text:style-name="T3">.</text:span></text:p>
      <text:p text:style-name="Standard"><text:span text:style-name="T3">Il logging può essere abilitato o meno impostando una preference </text:span><text:span text:style-name="T4">log.enabled</text:span><text:span text:style-name="T3">.</text:span></text:p>
      <text:p text:style-name="P3">Esistono diverse modalità di logging, su file, su array di stringhe e su console.</text:p>
      <text:p text:style-name="P3"><text:span text:style-name="T3">La modalità di logging su file è legata a una preference </text:span><text:span text:style-name="T27">logFile.enabled</text:span><text:span text:style-name="T3">, mentre quella su array di stringhe è legata alla preference </text:span><text:span text:style-name="T27">logArray.enabled</text:span><text:span text:style-name="T3"> (possono essere attive anche entrambe).</text:span></text:p>
      <text:p text:style-name="P9"><text:span text:style-name="T3">Qualora sia stato abilitato il logging e sia stato scelto di loggare su file il file di log è rappresentato dal file </text:span><text:span text:style-name="T4">dirUtente/log/signerAppletMulti.log</text:span><text:span text:style-name="T8"> (qualora il file o la directory log non esistano verranno creati).</text:span><text:span text:style-name="T4"> </text:span></text:p>
      <text:p text:style-name="P4">Nell'implementazione del progetto è stato deciso di tracciare tutto su console, ad eccezione dei messaggi relativi alle posizioni dei files sul file system che non vengono tracciati sulla console (vengono comunque tracciati su file o sull'array di stringhe se sono configurate queste modalità).</text:p>
      <text:p text:style-name="Standard"/>
      <text:list xml:id="list33156623" text:continue-numbering="true" text:style-name="L1">
        <text:list-header>
          <text:p text:style-name="P66">Utilizzo</text:p>
        </text:list-header>
      </text:list>
      <text:p text:style-name="P1">L'applicazione può essere utilizzata in due modalità:</text:p>
      <text:list xml:id="list2891451319641716587" text:style-name="L3">
        <text:list-item>
          <text:p text:style-name="P49">Modalità Applet <text:s/>(<text:span text:style-name="T4">it.eng.client.applet.SmartCardApplet</text:span><text:span text:style-name="T2">)</text:span></text:p>
        </text:list-item>
        <text:list-item>
          <text:p text:style-name="P49">Modalità Client (<text:span text:style-name="T4">it.eng.client.applet.SmartCardMain</text:span><text:span text:style-name="T2">)</text:span></text:p>
        </text:list-item>
      </text:list>
      <text:p text:style-name="P2"/>
      <text:list xml:id="list33160272" text:continue-list="list33156623" text:style-name="L1">
        <text:list-header>
          <text:p text:style-name="P66">Inizializzazione sistema</text:p>
        </text:list-header>
      </text:list>
      <text:p text:style-name="P2">In entrambi i casi si passa per una fase di inizializzazione in cui:</text:p>
      <text:list xml:id="list33160394" text:continue-numbering="true" text:style-name="L1">
        <text:list-item>
          <text:p text:style-name="P50"><text:span text:style-name="T2">vengono inizializzate le preferences (dai parametri dell'applet o dagli argomenti del main, dal file </text:span><text:span text:style-name="T11">s</text:span><text:span text:style-name="T4">ignerAppletMultiUser.properties</text:span><text:span text:style-name="T3"> presente nella directory utente nella cartella config (sia la cartella che il file se non esistono vengono creati) e dal file</text:span><text:span text:style-name="T4"> signerAppletDefault.properties </text:span><text:span text:style-name="T8">(nella root)</text:span></text:p>
        </text:list-item>
        <text:list-item>
          <text:p text:style-name="P41">viene inizializzato il logging (qualora sia stato abilitato)</text:p>
        </text:list-item>
        <text:list-item>
          <text:p text:style-name="P44"><text:soft-page-break/>viene caricato il provider di BouncyCastle</text:p>
        </text:list-item>
        <text:list-item>
          <text:p text:style-name="P44">viene invocata la logica di acquisizione dei files.</text:p>
        </text:list-item>
      </text:list>
      <text:p text:style-name="P2"/>
      <text:p text:style-name="P9">Qualora i log su file sono abilitati (impostando a true la preference <text:span text:style-name="T4">log.enabled e logFile.enabled</text:span>) vengono salvati nel file <text:span text:style-name="T27">dirUtente/ log/</text:span><text:span text:style-name="T4">signerAppletMulti.log</text:span><text:span text:style-name="T27"> </text:span></text:p>
      <text:p text:style-name="P9">Le preferences di default sono nel file <text:span text:style-name="T4">signerAppletDefault</text:span><text:span text:style-name="T27">.properties</text:span> nella root del progetto, mentre quelle personalizzate dall'utente sono nel file <text:s/><text:span text:style-name="T27">dirUtente/config/s</text:span><text:span text:style-name="T4">ignerAppletMulti User.propertie</text:span><text:span text:style-name="T27">s </text:span></text:p>
      <text:p text:style-name="P2"/>
      <text:list xml:id="list33158814" text:continue-numbering="true" text:style-name="L1">
        <text:list-header>
          <text:p text:style-name="P70">In base al valore della preference <text:span text:style-name="T27">tabs.config</text:span> vengono costruiti i tabs del pannello principale. I valori possibili sono <text:span text:style-name="T27">FIRMA, DRIVER </text:span><text:span text:style-name="T29">e</text:span><text:span text:style-name="T27"> LOG. </text:span><text:span text:style-name="T29">Possono essere specificati più valori separandoli da virgole.</text:span></text:p>
        </text:list-header>
      </text:list>
      <text:p text:style-name="P13"/>
      <text:list xml:id="list33153171" text:continue-numbering="true" text:style-name="L1">
        <text:list-header>
          <text:p text:style-name="P66">Lettura file</text:p>
          <text:p text:style-name="P72">Dopo l'inizializzazione del visualizzatore si passa all'eventuale lettura del file da firmare. </text:p>
          <text:p text:style-name="P84">Per fare ciò viene recuperata dalle preferences l'implementazione dell'interfaccia <text:span text:style-name="T34">it.eng.client.applet.fileProvider.FileInputProvider</text:span><text:span text:style-name="T24"> </text:span><text:span text:style-name="T36">relativa</text:span><text:span text:style-name="T24"> </text:span>all'apertura dei files di input (proprietà <text:span text:style-name="T4">fileInputProvider</text:span>). </text:p>
          <text:p text:style-name="P84">Ogni implementazione dovrà definire il metodo <text:span text:style-name="T4">getFileInputResponse</text:span> che restituisce un oggetto <text:span text:style-name="T4">FileInputResponse</text:span><text:span text:style-name="T3"> che contiene il riferimento ai files da visualizzare.</text:span></text:p>
          <text:p text:style-name="P85">L'input su cui lavora l'applet può essere di due tipi, in particolare:</text:p>
        </text:list-header>
        <text:list-item>
          <text:p text:style-name="P85">o vengono passati i riferimenti a uno o più files </text:p>
        </text:list-item>
        <text:list-item>
          <text:p text:style-name="P85">oppure vengono passati uno o più impronte di files. </text:p>
          <text:p text:style-name="P84"><text:span text:style-name="T3">Nel primo caso vengono firmati direttamente i files mentre nel secondo vengono firmate le impronte e vengono ricostruiti successivamente i files firmati (firma detached). In questa seconda modalità al momento è possibile però solo la firma Cades o Pdf e non quella Xades. <text:s/></text:span></text:p>
          <text:p text:style-name="P84">Al momento sono state create varie implementazioni (tutte contenute nel package it.eng.client.applet.fileProvider), ad esempio per passare uno o più files in locale o per passare uno o più files letti da uno specifico url, più una implementazione per l'acquisizione delle impronte dei files. Esistono anche varie implementazioni specifiche per il progetto Auriga.</text:p>
        </text:list-item>
      </text:list>
      <text:p text:style-name="P13"/>
      <text:p text:style-name="P30">Modalità FileInputProvider = it.eng.client.applet<text:span text:style-name="T3">.fileProvider.LocalFileInputProvider</text:span></text:p>
      <text:p text:style-name="P13">In questo caso viene letto un unico file dal file system locale. </text:p>
      <text:p text:style-name="P13">In questa modalità si devono passare i seguenti parametri:</text:p>
      <text:list xml:id="list33161433" text:continue-numbering="true" text:style-name="L1">
        <text:list-item>
          <text:p text:style-name="P44"><text:span text:style-name="T27">localFile</text:span>=path del file locale</text:p>
        </text:list-item>
        <text:list-item>
          <text:p text:style-name="P45"><text:span text:style-name="T27">fileName=</text:span>nome del file (completo di estensione)</text:p>
        </text:list-item>
      </text:list>
      <text:p text:style-name="P8"/>
      <text:p text:style-name="P32"><text:span text:style-name="T46">Modalità FileInputProvider = it.eng.client.applet</text:span><text:span text:style-name="T9">.fileProvider.LocalFilesListInputProvider</text:span></text:p>
      <text:p text:style-name="P13">In questo caso vengono letti n files (dove n è un numero configurabile) dal file system locale. </text:p>
      <text:p text:style-name="P13">In questa modalità si devono passare i seguenti parametri:</text:p>
      <text:list xml:id="list33167438" text:continue-numbering="true" text:style-name="L1">
        <text:list-item>
          <text:p text:style-name="P44"><text:span text:style-name="T27">numFiles</text:span>=numero di files da acquisire</text:p>
        </text:list-item>
        <text:list-item>
          <text:p text:style-name="P44"><text:span text:style-name="T27">localFilei</text:span>=path del file locale dell'iesimo file</text:p>
        </text:list-item>
        <text:list-item>
          <text:p text:style-name="P45"><text:span text:style-name="T27">fileNamei=</text:span>nome del file (completo di estensione) dell'iesimo file</text:p>
        </text:list-item>
      </text:list>
      <text:p text:style-name="P8">In questa modalità se si vogliono passare tre files quindi (<text:span text:style-name="T27">numFiles=3) </text:span><text:span text:style-name="T29">si dovranno passare anche i parametri localFile0, <text:s/>localFile1, <text:s/>localFile2 e fileName0, fileName1 e fileName2.</text:span></text:p>
      <text:p text:style-name="P13"/>
      <text:p text:style-name="P30"><text:span text:style-name="T3">Modalità FileInputProvider =</text:span><text:span text:style-name="T23"> </text:span><text:span text:style-name="T3">it.eng.client.applet</text:span><text:span text:style-name="T3">.fileProvider.DirectUrlFileInputProvider</text:span></text:p>
      <text:p text:style-name="P13">In questo caso viene letto un unico file da una url. </text:p>
      <text:p text:style-name="P13">In questa modalità si devono passare i seguenti parametri:</text:p>
      <text:list xml:id="list33157406" text:continue-numbering="true" text:style-name="L1">
        <text:list-item>
          <text:p text:style-name="P44"><text:span text:style-name="T27">outputUrl</text:span>=url da cui leggere il file</text:p>
        </text:list-item>
        <text:list-item>
          <text:p text:style-name="P45"><text:span text:style-name="T27">fileName=</text:span>nome del file (completo di estensione)</text:p>
        </text:list-item>
      </text:list>
      <text:p text:style-name="P8"><text:soft-page-break/></text:p>
      <text:p text:style-name="P32"><text:span text:style-name="T9">Modalità FileInputProvider =</text:span><text:span text:style-name="T25"> </text:span><text:span text:style-name="T9">it.eng.client.applet.fileProvider.DirectUrlFilesListInputProvider</text:span></text:p>
      <text:p text:style-name="P13">In questo caso vengono letti n files (dove n è un numero configurabile) da url. </text:p>
      <text:p text:style-name="P13">In questa modalità si devono passare i seguenti parametri:</text:p>
      <text:list xml:id="list33173852" text:continue-numbering="true" text:style-name="L1">
        <text:list-item>
          <text:p text:style-name="P44"><text:span text:style-name="T27">numFiles=</text:span><text:span text:style-name="T29">numero di files da acquisire</text:span></text:p>
        </text:list-item>
        <text:list-item>
          <text:p text:style-name="P44"><text:span text:style-name="T27">outputUrli</text:span>=url da cui leggere l'iesimo file</text:p>
        </text:list-item>
        <text:list-item>
          <text:p text:style-name="P45"><text:span text:style-name="T27">fileNamei=</text:span>nome (completo di estensione) dell'iesimo file</text:p>
        </text:list-item>
      </text:list>
      <text:p text:style-name="P22">In questa modalità se si vogliono passare tre files quindi (<text:span text:style-name="T27">numFiles=3) </text:span><text:span text:style-name="T29">si dovranno passare anche i parametri outputUrl0, <text:s/>outputUrl1, <text:s/>outputUrl2 e fileName0, fileName1 e fileName2.</text:span></text:p>
      <text:p text:style-name="P13"/>
      <text:p text:style-name="P30"><text:span text:style-name="T3">Modalità FileInputProvider =</text:span><text:span text:style-name="T23"> </text:span><text:span text:style-name="T3">it.eng.client.applet.fileProvider.AurigaFileInputProvider</text:span></text:p>
      <text:p text:style-name="P13">In questo caso il file viene letto invocando il Web Service <text:span text:style-name="T27">ExtractOne</text:span> dell'applicazione Auriga. </text:p>
      <text:p text:style-name="P13">In questa modalità si devono passare i seguenti parametri:</text:p>
      <text:list xml:id="list1255308573089575127" text:style-name="L4">
        <text:list-item>
          <text:p text:style-name="P36"><text:span text:style-name="T27">aurigaHost</text:span>=ip del server su cui è deployato il servizio di Auriga</text:p>
        </text:list-item>
        <text:list-item>
          <text:p text:style-name="P36"><text:span text:style-name="T27">aurigaPort</text:span>=la porta del server su cui è deployato il servizio di Auriga</text:p>
        </text:list-item>
        <text:list-item>
          <text:p text:style-name="P58"><text:span text:style-name="T4">codiceApplicazione</text:span>=codice dell'applicazione</text:p>
        </text:list-item>
        <text:list-item>
          <text:p text:style-name="P58"><text:span text:style-name="T27">codiceIstanzaApplicazione</text:span>=codice dell'istanza dell'applicazione</text:p>
        </text:list-item>
        <text:list-item>
          <text:p text:style-name="P58"><text:span text:style-name="T27">aurigaUsername</text:span>=username </text:p>
        </text:list-item>
        <text:list-item>
          <text:p text:style-name="P58"><text:span text:style-name="T27">aurigaPassword</text:span>=password</text:p>
        </text:list-item>
        <text:list-item>
          <text:p text:style-name="P58"><text:span text:style-name="T27">aurigaIdDocumento</text:span>=identificativo dell'unità documentaria a cui appartiene il documento</text:p>
        </text:list-item>
        <text:list-item>
          <text:p text:style-name="P58"><text:span text:style-name="T27">aurigaIdVersioneDocumento</text:span>=versione da estrarre<text:span text:style-name="T32"> </text:span>del documento (il parametro è opzionale)</text:p>
        </text:list-item>
        <text:list-item>
          <text:p text:style-name="P51"><text:span text:style-name="T27">aurigaNumeroAllegato</text:span>=numero dell'allegato richiesto (qualora non si tratti del file primario dell'unità documentaria)</text:p>
        </text:list-item>
      </text:list>
      <text:p text:style-name="P25">Il file visualizzato (qualora sia andata a buon fine la chiamata al Web Service) è il secondo attachment restituito dal servizio.</text:p>
      <text:p text:style-name="P25"/>
      <text:p text:style-name="P25"><text:span text:style-name="T9">Modalità FileInputProvider =</text:span><text:span text:style-name="T26"> </text:span><text:span text:style-name="T9">it.eng.client.applet.fileProvider.MultiHashFileInputProvider</text:span></text:p>
      <text:p text:style-name="P23">In questo caso vengono letti n impronte di files (dove n è un numero configurabile). </text:p>
      <text:p text:style-name="P13">In questa modalità si devono passare i seguenti parametri:</text:p>
      <text:list xml:id="list33183763" text:continue-list="list33173852" text:style-name="L1">
        <text:list-item>
          <text:p text:style-name="P44"><text:span text:style-name="T27">numFiles=</text:span><text:span text:style-name="T29">numero di impronte da acquisire</text:span></text:p>
        </text:list-item>
        <text:list-item>
          <text:p text:style-name="P34"><text:span text:style-name="T6">hashi</text:span>=impronta dell'iesimo file</text:p>
        </text:list-item>
        <text:list-item>
          <text:p text:style-name="P34"><text:span text:style-name="T6">fileNamei</text:span>=nome dell'iesimo file</text:p>
        </text:list-item>
        <text:list-item>
          <text:p text:style-name="P34"><text:span text:style-name="T6">firmatarioi</text:span>=firmatario dell'iesimo file</text:p>
        </text:list-item>
        <text:list-item>
          <text:p text:style-name="P34"><text:span text:style-name="T6">versionei</text:span>=versione dell'iesimo file</text:p>
        </text:list-item>
        <text:list-item>
          <text:p text:style-name="P34"><text:span text:style-name="T6">idFilei</text:span>=id dell'iesimo file</text:p>
        </text:list-item>
        <text:list-item>
          <text:p text:style-name="P34"><text:span text:style-name="T6">fileTypei</text:span>=id dell'iesimo file</text:p>
        </text:list-item>
      </text:list>
      <text:p text:style-name="P22"/>
      <text:p text:style-name="P25">In tutte le modalità il parametro <text:span text:style-name="T4">fileName</text:span> <text:s/>verrà utilizzato per determinare il nome del file da restituire.</text:p>
      <text:p text:style-name="P13"/>
      <text:list xml:id="list3677465042532610943" text:style-name="L5">
        <text:list-header>
          <text:p text:style-name="P67">Restituizione del file</text:p>
        </text:list-header>
      </text:list>
      <text:p text:style-name="P14">Qualora si voglia restituire il file corrente in output è possibile configurare una implementazione dell'interfaccia FileOutputProvider che verrà utilizzata dopo la firma del file (proprietà <text:span text:style-name="T27">fileOutputProvider</text:span>).</text:p>
      <text:p text:style-name="P14">Anche in questo caso sono state create varie implementazioni, per restituire files su un file system locale, per restituire files ad uno specifico url, per effettuare l'upload dei files nel repository di Auriga, per restituire le impronte firmate ad una specifica url. Anche in questo caso esistono anche varie implementazioni specifiche per il progetto Auriga.</text:p>
      <text:p text:style-name="P25">Al termine del processo di firma (di tutti i files) si cicla su tutti i files (o impronte), e per ciascun file (o impronta) si richiama il metodo <text:span text:style-name="T4">saveOutputFile</text:span><text:span text:style-name="T3"> dello specifico provider configurato. </text:span></text:p>
      <text:p text:style-name="P25"><text:span text:style-name="T3"/></text:p>
      <text:p text:style-name="P13"><text:soft-page-break/><text:span text:style-name="T46">Modalità FileOutputProvider = it.eng.client.applet.fileProvider.LocalFileOutputProvider</text:span></text:p>
      <text:p text:style-name="P13">In questo caso il file di output viene salvato sul file system locale. </text:p>
      <text:p text:style-name="P13">In questa modalità si devono passare i seguenti parametri:</text:p>
      <text:list xml:id="list2700151292747577327" text:style-name="L6">
        <text:list-item>
          <text:p text:style-name="P59"><text:span text:style-name="T4">outputDir</text:span>=path della directory locale in cui verrà salvato il file</text:p>
        </text:list-item>
        <text:list-item>
          <text:p text:style-name="P52"><text:span text:style-name="T27">outputFileName</text:span>=nome del file di output (questo parametro è opzionale e, qualora non venga specificato, sarà considerato pari al nome del file passato come input)</text:p>
        </text:list-item>
      </text:list>
      <text:p text:style-name="P13"/>
      <text:p text:style-name="P17">Modalità FileOutputProvider = it.eng.client.applet.fileProvider.<text:span text:style-name="T40">DirectUrlFileOutputProvider</text:span></text:p>
      <text:p text:style-name="P14">In questo caso il file viene inviato ad una url. </text:p>
      <text:p text:style-name="P14">In questa modalità si devono passare i seguenti parametri:</text:p>
      <text:list xml:id="list1017498605670279305" text:style-name="L7">
        <text:list-item>
          <text:p text:style-name="P60"><text:span text:style-name="T4">directUrl</text:span>=url a cui inviare il file</text:p>
        </text:list-item>
      </text:list>
      <text:p text:style-name="P14"/>
      <text:p text:style-name="P13"><text:span text:style-name="T46">Modalità FileOutputProvider = it.eng.client.applet.fileProvider.</text:span><text:span text:style-name="T41">DirectUrlAurigaFileOutputProvider</text:span></text:p>
      <text:p text:style-name="P14">In questo caso il file viene inviato ad una url specifica delle applicazioni Auriga. </text:p>
      <text:p text:style-name="P14">In questa modalità si devono passare i seguenti parametri:</text:p>
      <text:list xml:id="list470951376255174690" text:style-name="L8">
        <text:list-item>
          <text:p text:style-name="P37"><text:span text:style-name="T27">directUrl</text:span>=url a cui inviare il file</text:p>
        </text:list-item>
        <text:list-item>
          <text:p text:style-name="P61"><text:span text:style-name="T4">idSelected=</text:span><text:span text:style-name="T8">id</text:span> del documento <text:s/></text:p>
        </text:list-item>
        <text:list-item>
          <text:p text:style-name="P61"><text:span text:style-name="T4">callBack=</text:span><text:span text:style-name="T8">funzione</text:span> javascript da richiamare dopo la risposta della servlet richiamata</text:p>
        </text:list-item>
      </text:list>
      <text:p text:style-name="P13"><text:span text:style-name="T51"/></text:p>
      <text:p text:style-name="P13">Qualora si scelga la modalità di output da url è necessario impostare la seguente configurazione nel file context.xml di tomcat </text:p>
      <text:p text:style-name="P24"><text:span text:style-name="T20">&lt;</text:span><text:span text:style-name="T21">Context</text:span> <text:span text:style-name="T22">useHttpOnly</text:span>=<text:span text:style-name="T18">"false"</text:span><text:span text:style-name="T20">&gt;</text:span></text:p>
      <text:p text:style-name="P13">altrimenti non si riesce a leggere il cookie relativo al sessinId.</text:p>
      <text:p text:style-name="P13"/>
      <text:p text:style-name="P16">Modalità FileOutputProvider = it.eng.client.applet.fileProvider.AurigaFileOutputProvider</text:p>
      <text:p text:style-name="P14">In questo caso il file viene caricato in una nuova unità documentaria invocando il Web Service <text:span text:style-name="T27">AddUD</text:span> dell'applicazione Auriga. </text:p>
      <text:p text:style-name="P14">In questa modalità si devono passare i seguenti parametri:</text:p>
      <text:list xml:id="list5030821835744224795" text:style-name="L9">
        <text:list-item>
          <text:p text:style-name="P38"><text:span text:style-name="T27">aurigaHost</text:span>=ip del server su cui è deployato il servizio di Auriga</text:p>
        </text:list-item>
        <text:list-item>
          <text:p text:style-name="P46">aurigaPort=la porta del server su cui è deployato il servizio di Auriga</text:p>
        </text:list-item>
        <text:list-item>
          <text:p text:style-name="P62"><text:span text:style-name="T4">codiceApplicazione</text:span>=codice dell'applicazione</text:p>
        </text:list-item>
        <text:list-item>
          <text:p text:style-name="P62"><text:span text:style-name="T27">codiceIstanzaApplicazione</text:span>=codice dell'istanza dell'applicazione</text:p>
        </text:list-item>
        <text:list-item>
          <text:p text:style-name="P62"><text:span text:style-name="T27">aurigaUsername</text:span>=username </text:p>
        </text:list-item>
        <text:list-item>
          <text:p text:style-name="P62"><text:span text:style-name="T27">aurigaPassword</text:span>=password</text:p>
        </text:list-item>
      </text:list>
      <text:p text:style-name="P14"/>
      <text:p text:style-name="P31"/>
      <text:p text:style-name="P16">Modalità FileOutputProvider = it.eng.client.applet.fileProvider.MultiHashFileOutputProvider</text:p>
      <text:p text:style-name="P14">In questo caso l'impronta firmata viene inviata ad una url specifica delle applicazioni Auriga. </text:p>
      <text:p text:style-name="P14">In questa modalità si devono passare i seguenti parametri:</text:p>
      <text:list xml:id="list33167197" text:continue-numbering="true" text:style-name="L9">
        <text:list-item>
          <text:p text:style-name="P62"><text:span text:style-name="T27">directUrl</text:span>=url a cui inviare l'impronta</text:p>
        </text:list-item>
      </text:list>
      <text:p text:style-name="P13"/>
      <text:p text:style-name="P13"/>
      <text:p text:style-name="P13">In tutte le modalità è possibile passare due parametri:</text:p>
      <text:list xml:id="list33178195" text:continue-numbering="true" text:style-name="L9">
        <text:list-item>
          <text:p text:style-name="P56"><text:span text:style-name="T27">autoClosePostSign</text:span>, booleano che indica se si vuole che, dopo la firma (con esito positivo), l'applet richieda la chiusura della finestra di firma</text:p>
        </text:list-item>
        <text:list-item>
          <text:p text:style-name="P56"><text:span text:style-name="T27">callBackAskForClose</text:span>, stringa che indica la funzione javascript da richiamare al termine della firma (che si occuperà di chiudere la finestra di firma)</text:p>
        </text:list-item>
      </text:list>
      <text:p text:style-name="P83"/>
      <text:p text:style-name="P83"/>
      <text:p text:style-name="P33">FUNZIONALITÀ</text:p>
      <text:p text:style-name="P15"/>
      <text:p text:style-name="P20">1) Edit delle configurazioni</text:p>
      <text:p text:style-name="P18">Il sistema, qualora sia stato abilitato a farlo, permette di visualizzare, ed eventualmente modificare, alcune delle preferences. </text:p>
      <text:p text:style-name="P25"><text:span text:style-name="T30">E' possibile abilitare o meno questa funzionalità cambiando il valore della preference </text:span><text:span text:style-name="T5">menuConfigurazioni.enabled </text:span><text:span text:style-name="T7">(per default il menu è abilitato).</text:span></text:p>
      <text:p text:style-name="P18">Si accede alla funzionalità tramite il menu <text:span text:style-name="T27">Impostazioni </text:span>che presenta 3 diverse voci per l'editing delle configurazioni di: </text:p>
      <text:list xml:id="list243930403573588213" text:style-name="L10">
        <text:list-item>
          <text:p text:style-name="P86"><text:span text:style-name="T27">Firma e marcatura </text:span><text:span text:style-name="T29">(configurazione delle impostazioni di firma e marcatura). Questa voce di menu è legata alla preference </text:span><text:span text:style-name="T5">preferenceFirmaMarcaPanel.enabled</text:span><text:span text:style-name="T29"> </text:span><text:span text:style-name="T30">(per default la voce di menu è abilitata)</text:span></text:p>
        </text:list-item>
        <text:list-item>
          <text:p text:style-name="P39"><text:span text:style-name="T28">Invio Log </text:span><text:span text:style-name="T30">(configurazione delle impostazioni invio per email dei log). Questa voce di menu è legata alla preference </text:span><text:span text:style-name="T28">preferenceInvioLogPanel.enabled</text:span><text:span text:style-name="T30"> (per default la voce di menu è abilitata)</text:span></text:p>
        </text:list-item>
        <text:list-item>
          <text:p text:style-name="P39"><text:span text:style-name="T27">Rete </text:span><text:span text:style-name="T29">(configurazione delle impostazioni di rete)</text:span><text:span text:style-name="T30">. Questa voce di menu è legata alla preference </text:span><text:span text:style-name="T28">preferenceRetePanel.enabled</text:span><text:span text:style-name="T30"> (per default la voce di menu è abilitata)</text:span></text:p>
        </text:list-item>
      </text:list>
      <text:p text:style-name="P5"/>
      <text:p text:style-name="P6">a) Editing firma e marcatura</text:p>
      <text:p text:style-name="P5">Si accede alla funzionalità di editing delle opzioni di firma e marcatura tramite il menu delle impostazioni (Impostazioni → Firma e Marca). <text:s/></text:p>
      <text:p text:style-name="P10"><text:span text:style-name="T30">La dimensione del pannello di visualizzazione delle opzioni è legata ai valori <text:s/>delle preference </text:span><text:span text:style-name="T5">preferenceFirmaMarcaPanel.width </text:span><text:span text:style-name="T7">e </text:span><text:span text:style-name="T5">preferenceFirmaMarcaPanel.height </text:span><text:span text:style-name="T7">(per defaul le dimensioni sono di 600 x 450)</text:span><text:span text:style-name="T30">.</text:span></text:p>
      <text:p text:style-name="P5">Il pannello prevede tre diversi tab, uno con le opzioni di firma generiche, uno con le opzioni di firma pdf e uno con quelle di marcatura.</text:p>
      <text:p text:style-name="P14">Le opzioni di firma sono le seguenti </text:p>
      <text:list xml:id="list33177173" text:continue-numbering="true" text:style-name="L10">
        <text:list-item>
          <text:p text:style-name="P53"><text:span text:style-name="T27">Tipo Firma (</text:span><text:span text:style-name="T29">legata alla proprietà</text:span><text:span text:style-name="T27"> </text:span><text:span text:style-name="T5">sign.envelope.type</text:span><text:span text:style-name="T27">)</text:span><text:span text:style-name="T28">: </text:span><text:span text:style-name="T30">questa proprietà determina il tipo di firma che deve essere eseguita (PDF, CadES_BES, XAdES). </text:span><text:span text:style-name="T31">La proprietà è visibile solo se è stata scelta la firma dei files e non delle impronte dei files.</text:span></text:p>
        </text:list-item>
        <text:list-item>
          <text:p text:style-name="P53"><text:span text:style-name="T27">Modalità Firma (</text:span><text:span text:style-name="T29">legata alla proprietà</text:span><text:span text:style-name="T27"> </text:span><text:span text:style-name="T5">sign.envelope.merge</text:span><text:span text:style-name="T27">)</text:span><text:span text:style-name="T28">: </text:span><text:span text:style-name="T30">questa proprietà determina la modalità di firma che deve essere eseguita (verticale, congiunta). La proprietà è visibile solo se è stata scelta la firma dei files e non delle impronte dei files e se il file deve essere firmato CadES (la firma pdf e XadES è sempre congiunta).</text:span></text:p>
        </text:list-item>
        <text:list-item>
          <text:p text:style-name="P53"><text:span text:style-name="T27">Marca solo le firme che non hanno una marca (legata alla proprietà </text:span><text:span text:style-name="T5">marcatura. onlyNotTimestamped</text:span><text:span text:style-name="T27">)</text:span><text:span text:style-name="T28">: </text:span><text:span text:style-name="T30">questa proprietà determina se devono essere marcate tutte le firme o solo quelle non ancora marcate. Questa proprietà è visibile solo se è stata abilitata la marcatura.</text:span></text:p>
        </text:list-item>
        <text:list-item>
          <text:p text:style-name="P53"><text:span text:style-name="T28">Controlla CA emmitt. certificato firma (</text:span><text:span text:style-name="T30">legata alla proprietà </text:span><text:span text:style-name="T5">sign.enableCaCheck Certificato</text:span><text:span text:style-name="T28">): </text:span><text:span text:style-name="T30">questa proprietà determina se devono essere effettuati o meno i controlli delle CA in fase di verifica del certificato</text:span></text:p>
        </text:list-item>
        <text:list-item>
          <text:p text:style-name="P53"><text:span text:style-name="T28">Controlla stato revoca certificato firma (</text:span><text:span text:style-name="T30">legata alla proprietà </text:span><text:span text:style-name="T5">sign.enableCaCheck Certificato</text:span><text:span text:style-name="T28">): </text:span><text:span text:style-name="T30">questa proprietà determina se devono essere effettuati o meno i controlli delle CRL in fase di verifica del certificato</text:span></text:p>
        </text:list-item>
        <text:list-item>
          <text:p text:style-name="P53"><text:span text:style-name="T28">Controlla CA emitt. certificati firme pre-esistenti (</text:span><text:span text:style-name="T30">legata alla proprietà </text:span><text:span text:style-name="T5">sign.enableCaCheck</text:span><text:span text:style-name="T28">): </text:span><text:span text:style-name="T30">questa proprietà determina se devono essere effettuati o meno i controlli delle CA in fase di verifica delle firme preesistenti </text:span></text:p>
        </text:list-item>
        <text:list-item>
          <text:p text:style-name="P53"><text:span text:style-name="T28">Controlla stato revoca certificati firme pre-esistenti (</text:span><text:span text:style-name="T30">legata alla proprietà </text:span><text:span text:style-name="T5">sign.enableCrlCheck</text:span><text:span text:style-name="T28">): </text:span><text:span text:style-name="T30">questa proprietà determina se devono essere effettuati o meno i controlli delle CRL in fase di verifica delle firme preesistenti </text:span></text:p>
        </text:list-item>
        <text:list-item>
          <text:p text:style-name="P53"><text:span text:style-name="T28">Controlla presenza codice eseguibile</text:span><text:span text:style-name="T30"> </text:span><text:span text:style-name="T28">(</text:span><text:span text:style-name="T30">legata alla proprietà </text:span><text:span text:style-name="T5">sign.enableCodeCheck</text:span><text:span text:style-name="T28">): </text:span><text:span text:style-name="T30">questa </text:span><text:soft-page-break/><text:span text:style-name="T30">proprietà determina se devono essere effettuati o meno i controlli sulla presenza di codice eseguibile nel file </text:span></text:p>
          <text:p text:style-name="P63"/>
        </text:list-item>
      </text:list>
      <text:p text:style-name="P18">Le opzioni di firma pdf sono le seguenti (queste opzioni sono visibili solo se è stata scelta la modalità di firma sui files e non sulle impronte)</text:p>
      <text:list xml:id="list33156637" text:continue-numbering="true" text:style-name="L10">
        <text:list-item>
          <text:p text:style-name="P53"><text:span text:style-name="T27">Firma visibile (</text:span><text:span text:style-name="T29">legata alla proprietà </text:span><text:span text:style-name="T27">sign.pdf.visibleSignature): </text:span><text:span text:style-name="T29">questa proprietà determina se deve essere eseguita o meno la firma pdf visibile </text:span></text:p>
        </text:list-item>
        <text:list-item>
          <text:p text:style-name="P53"><text:span text:style-name="T27">Visualizzazione firma (</text:span><text:span text:style-name="T29">legata alla proprietà</text:span><text:span text:style-name="T27"> sign.pdf.renderMode):</text:span> questa proprietà determina la modalità di renderizzazione della firma e può assumere i seguenti valori </text:p>
          <text:p text:style-name="P87"><text:span text:style-name="T4">- solo testo,</text:span><text:span text:style-name="T3"> nel caso di firma con la solo descrizione,</text:span></text:p>
          <text:p text:style-name="P89"><text:span text:style-name="T42">- solo immagine</text:span><text:span text:style-name="T44"> nel caso di firma con la sola immagine,</text:span></text:p>
          <text:p text:style-name="P87"><text:span text:style-name="T4">- testo e immagine</text:span><text:span text:style-name="T3"> nel caso di firma con descrizione e immagine,</text:span></text:p>
          <text:p text:style-name="P87"><text:span text:style-name="T4">- testo e nome firmatario</text:span><text:span text:style-name="T3"> nel caso di firma con nome del signer e descrizione</text:span></text:p>
          <text:p text:style-name="P39">Questa proprietà è impostata a “solo testo” per default.</text:p>
        </text:list-item>
        <text:list-item>
          <text:p text:style-name="P39"><text:span text:style-name="T27">Testo a corredo (</text:span><text:span text:style-name="T29">legata alla proprietà</text:span><text:span text:style-name="T27"> sign.pdf..l2Text):</text:span> questa proprietà determina il testo della firma. Questa proprietà è impostata a 'Firmato digitalmente in data ...' per default e viene presa in considerazione solo se è stata scelta la modalità di firma visibile. Inoltre se in questo testo si utilizza la dicitura $dataCorrente questa stringa verrà convertita nella data corrente di sistema.</text:p>
        </text:list-item>
        <text:list-item>
          <text:p text:style-name="P39"><text:span text:style-name="T27">Dimensione Testo (</text:span><text:span text:style-name="T29">legata alla proprietà</text:span><text:span text:style-name="T27"> sign.pdf.l2TextFontSize):</text:span> questa proprietà determina la dimensione del testo. Questa proprietà è impostata a 10 per default e viene presa in considerazione solo se è stata scelta la modalità di firma visibile e la modalità di renderizzazione<text:span text:style-name="T29"> prevede la renderizzazione</text:span><text:span text:style-name="T27"> </text:span><text:span text:style-name="T29">del testo ('solo testo', 'testo e immagine' e 'testo e nome firmatario')</text:span>.</text:p>
        </text:list-item>
        <text:list-item>
          <text:p text:style-name="P39"><text:span text:style-name="T27">File Immagine (</text:span><text:span text:style-name="T29">legata alla proprietà</text:span><text:span text:style-name="T27"> sign.pdf.imgPath):</text:span> questa proprietà determina il path dell'immagine collegata alla firma. Questa proprietà è impostata a stringa vuota per default e viene presa in considerazione solo se è stata scelta la modalità di firma visibile e la modalità di renderizzazione<text:span text:style-name="T29"> prevede la renderizzazione</text:span><text:span text:style-name="T27"> </text:span><text:span text:style-name="T29">dell'immagine ('solo immagine' e 'testo e immagine')</text:span><text:span text:style-name="T27">.</text:span></text:p>
        </text:list-item>
        <text:list-item>
          <text:p text:style-name="P39"><text:span text:style-name="T27">File Immagine di sfondo (</text:span><text:span text:style-name="T29">legata alla proprietà </text:span><text:span text:style-name="T27">sign.pdf.bgImgPath):</text:span> questa proprietà determina il path dell'immagine di sfondo della firma. Questa proprietà è impostata a stringa vuota per default e viene presa in considerazione solo se è stata scelta la modalità di firma visibile e la modalità di renderizzazione <text:span text:style-name="T29">prevede la renderizzazione</text:span><text:span text:style-name="T27"> </text:span><text:span text:style-name="T29">dell'immagine ('testo e immagine')</text:span><text:span text:style-name="T27">.</text:span></text:p>
        </text:list-item>
        <text:list-item>
          <text:p text:style-name="P53"><text:span text:style-name="T4">Dimensione immagine sfondo % (</text:span><text:span text:style-name="T8">legata alla proprietà </text:span><text:span text:style-name="T4">sign.pdf.bgImgScale): </text:span><text:span text:style-name="T8">questa proprietà determina il fattore di scala dell'immagine di sfondo della firma (questa proprietà è impostata a 100 per default e viene presa in considerazione solo se è stata scelta la modalità di firma visibile e la modalità di renderizzazione prevede la renderizzazione</text:span><text:span text:style-name="T4"> </text:span><text:span text:style-name="T8">dell'immagine ('testo e immagine')</text:span><text:span text:style-name="T4">.</text:span></text:p>
        </text:list-item>
        <text:list-item>
          <text:p text:style-name="P53"><text:span text:style-name="T28">Pagina da firmare</text:span><text:span text:style-name="T30"> </text:span><text:span text:style-name="T5">(</text:span><text:span text:style-name="T7">legata alla proprietà </text:span><text:span text:style-name="T5">sign.pdf.signPage): </text:span><text:span text:style-name="T7">questa proprietà determina la pagina da firmare</text:span></text:p>
          <text:p text:style-name="P47"/>
        </text:list-item>
      </text:list>
      <text:p text:style-name="P14">Le opzioni di marcatura sono le seguenti (<text:span text:style-name="T30">Questo tab è visibile solo se è stata abilitata la marcatura.</text:span>): </text:p>
      <text:list xml:id="list33154098" text:continue-numbering="true" text:style-name="L10">
        <text:list-item>
          <text:p text:style-name="P48"><text:span text:style-name="T28">Server TSA (</text:span><text:span text:style-name="T30">legata alla proprietà</text:span><text:span text:style-name="T28"> sign.tsaUrl):</text:span><text:span text:style-name="T30"> questa proprietà determina l'url del server che genera la marca temporale </text:span></text:p>
        </text:list-item>
        <text:list-item>
          <text:p text:style-name="P48"><text:span text:style-name="T28">Autenticazione</text:span><text:span text:style-name="T30"> </text:span><text:span text:style-name="T28">Server TSA (</text:span><text:span text:style-name="T30">legata alla proprietà</text:span><text:span text:style-name="T28"> sign.tsaAuth):</text:span><text:span text:style-name="T30"> questa proprietà indica se il server che genera la marca richiede o meno l'autenticazione</text:span></text:p>
        </text:list-item>
        <text:list-item>
          <text:p text:style-name="P48"><text:span text:style-name="T30">Utente </text:span><text:span text:style-name="T28">Server TSA (</text:span><text:span text:style-name="T30">legata alla proprietà</text:span><text:span text:style-name="T28"> sign.tsaUser):</text:span><text:span text:style-name="T30"> questa proprietà indica l'utente del server che genera la marca</text:span></text:p>
        </text:list-item>
        <text:list-item>
          <text:p text:style-name="P42"><text:span text:style-name="T39">Password </text:span><text:span text:style-name="T28">Server TSA (</text:span><text:span text:style-name="T39">legata alla proprietà</text:span><text:span text:style-name="T28"> sign.tsaPassword):</text:span><text:span text:style-name="T39"> questa proprietà indica la </text:span><text:soft-page-break/><text:span text:style-name="T39">password del server che genera la marca </text:span></text:p>
        </text:list-item>
      </text:list>
      <text:p text:style-name="P5"/>
      <text:p text:style-name="P6">b) Editing rete</text:p>
      <text:p text:style-name="P18">Si accede alla funzionalità di editing delle configurazioni di rete tramite il menu delle impostazioni (Impostazioni → Rete). </text:p>
      <text:p text:style-name="P18">I dati del proxy possono essere visualizzati e eventualmente salvati sul pannello corrispondente.</text:p>
      <text:p text:style-name="P18"/>
      <text:p text:style-name="P6">c) Editing invio log</text:p>
      <text:p text:style-name="P5">Si accede alla funzionalità di editing delle opzioni di invio log tramite il menu delle impostazioni (Impostazioni → Invio Log). <text:s/></text:p>
      <text:p text:style-name="P10"><text:span text:style-name="T30">La dimensione del pannello di visualizzazione delle opzioni è legata ai valori delle preferences </text:span><text:span text:style-name="T5">preferenceInvioLogPanel.width</text:span><text:span text:style-name="T7"> e </text:span><text:span text:style-name="T5">preferenceInvioLogPanel.height</text:span><text:span text:style-name="T30">. </text:span><text:span text:style-name="T7">(per defaul le dimensioni sono di 450 x 400)</text:span><text:span text:style-name="T30">.</text:span></text:p>
      <text:p text:style-name="P14">Le opzioni del pannello delle invio log sono le seguenti: </text:p>
      <text:list xml:id="list33152971" text:continue-numbering="true" text:style-name="L10">
        <text:list-item>
          <text:p text:style-name="P48"><text:span text:style-name="T28">Smtp (</text:span><text:span text:style-name="T30">legata alla proprietà</text:span><text:span text:style-name="T28"> mail.smtpHost):</text:span><text:span text:style-name="T30"> questa proprietà indica il server di invio email</text:span></text:p>
        </text:list-item>
        <text:list-item>
          <text:p text:style-name="P48"><text:span text:style-name="T28">Richiesta autenticazione (</text:span><text:span text:style-name="T30">legata alla proprietà</text:span><text:span text:style-name="T28"> mail.useAuthentication):</text:span><text:span text:style-name="T30"> <text:s/>questa proprietà </text:span><text:span text:style-name="T30">indica se il server richiede l'autenticazione per l'invio dell'email</text:span></text:p>
        </text:list-item>
        <text:list-item>
          <text:p text:style-name="P48"><text:span text:style-name="T28">Username (</text:span><text:span text:style-name="T30">legata alla proprietà</text:span><text:span text:style-name="T28"> mail.authenticationUser):</text:span><text:span text:style-name="T30"> <text:s/>questa proprietà indica l'utente dell'account di invio email</text:span></text:p>
        </text:list-item>
        <text:list-item>
          <text:p text:style-name="P48"><text:span text:style-name="T28">Password (</text:span><text:span text:style-name="T30">legata alla proprietà</text:span><text:span text:style-name="T28"> mail.authenticationPassword):</text:span><text:span text:style-name="T30"> questa proprietà indica la password dell'account di invio email </text:span></text:p>
        </text:list-item>
        <text:list-item>
          <text:p text:style-name="P48"><text:span text:style-name="T28">Mittente (</text:span><text:span text:style-name="T30">legata alla proprietà</text:span><text:span text:style-name="T28"> mail.from):</text:span><text:span text:style-name="T30"> questa proprietà <text:s/>indica l'indirizzo mail del mittente</text:span></text:p>
        </text:list-item>
        <text:list-item>
          <text:p text:style-name="P48"><text:span text:style-name="T28">Destinatario/i (</text:span><text:span text:style-name="T30">legata alla proprietà</text:span><text:span text:style-name="T28"> mail.to):</text:span><text:span text:style-name="T30"> questa proprietà indica l'indirizzo mail (o gli indirizzi) a cui inviare l'email. Più indirizzi possono essere separati dal carattere ';' <text:s/></text:span></text:p>
        </text:list-item>
        <text:list-item>
          <text:p text:style-name="P48"><text:span text:style-name="T30">Nome del file di log allegato </text:span><text:span text:style-name="T28">(</text:span><text:span text:style-name="T30">legata alla proprietà</text:span><text:span text:style-name="T28"> mail.attachmentName):</text:span><text:span text:style-name="T30"> questa proprietà indica il nome del file allegato (qualora i log siano stati salvati su file)</text:span></text:p>
        </text:list-item>
        <text:list-item>
          <text:p text:style-name="P48"><text:span text:style-name="T30">Oggetto </text:span><text:span text:style-name="T28">(</text:span><text:span text:style-name="T30">legata alla proprietà</text:span><text:span text:style-name="T28"> mail.subject):</text:span><text:span text:style-name="T30"> questa proprietà <text:s/>indica l'oggetto dell'email</text:span></text:p>
        </text:list-item>
        <text:list-item>
          <text:p text:style-name="P48"><text:span text:style-name="T30">Corpo </text:span><text:span text:style-name="T28">(</text:span><text:span text:style-name="T30">legata alla proprietà</text:span><text:span text:style-name="T28"> mail.body):</text:span><text:span text:style-name="T30"> <text:s/>questa proprietà indica il corpo dell'email</text:span></text:p>
          <text:p text:style-name="P43"/>
        </text:list-item>
      </text:list>
      <text:list xml:id="list9070842437907286854" text:style-name="L11">
        <text:list-header>
          <text:p text:style-name="P73">2) Apertura file</text:p>
          <text:p text:style-name="P79">All'avvio l'applicazione, in base alle logiche configurate, prova a determinare il file da firmare. </text:p>
          <text:p text:style-name="P79">In base al tipo di firma richiesta cambierà la logica di valorizzazione del file.</text:p>
          <text:p text:style-name="P79">Se è stata richiesta la firma PDF:</text:p>
        </text:list-header>
      </text:list>
      <text:list xml:id="list8629133035540448505" text:style-name="L12">
        <text:list-item>
          <text:p text:style-name="P64">se il file è un pdf allora verrà firmato il file originale (sia se il file è già firmato che non è) </text:p>
        </text:list-item>
        <text:list-item>
          <text:p text:style-name="P64">se il file non è stato riconosciuto come pdf allora, se sono state configurate la proprietà relative al ws di sbustamento e conversione (<text:span text:style-name="T3">proprietà</text:span><text:span text:style-name="T36"> </text:span><text:span text:style-name="T4">fileOperation.wsEndpoint</text:span><text:span text:style-name="T36">, </text:span><text:span text:style-name="T4">fileOperation.namespace</text:span><text:span text:style-name="T36"> e </text:span><text:span text:style-name="T4">fileOperation.service </text:span><text:span text:style-name="T3">che indicano, rispettivamente, l'endpoint, il namespace e il nome del servizio del ws</text:span>), il sistema tenta di effettuare la conversione in pdf e verrà firmato il file convertito altrimenti la firma non sarà possibile.</text:p>
        </text:list-item>
      </text:list>
      <text:p text:style-name="P26">Se è stata richiesta la firma Cades o Xades:</text:p>
      <text:list xml:id="list33180132" text:continue-numbering="true" text:style-name="L12">
        <text:list-item>
          <text:p text:style-name="P54">se il <text:span text:style-name="T30">file</text:span> è un pdf allora verrà firmato il file originale <text:span text:style-name="T30">(sia se il file è già firmato che non è)</text:span></text:p>
        </text:list-item>
        <text:list-item>
          <text:p text:style-name="P64">se il file non è stato riconosciuto come pdf allora: </text:p>
        </text:list-item>
        <text:list-item>
          <text:p text:style-name="P90">se il file risulta firmato verrà firmato il file <text:s/>originale</text:p>
        </text:list-item>
        <text:list-item>
          <text:p text:style-name="P90">se il file non è firmato e non è stata configurata la proprietà sign.<text:span text:style-name="T27">cades. pdfConversion</text:span> o è stata settata a false verrà firmato il file originale.</text:p>
        </text:list-item>
        <text:list-item>
          <text:p text:style-name="P88"><text:span text:style-name="T30">se il file non è firmato ed è stata configurata la proprietà sign.</text:span><text:span text:style-name="T28">cades.pdfConversion</text:span><text:span text:style-name="T30"> a true allora, se è state configurate la proprietà relative al ws di sbustamento e conversione (</text:span><text:span text:style-name="T7">proprietà</text:span><text:span text:style-name="T35"> </text:span><text:span text:style-name="T5">fileOperation.wsEndpoint</text:span><text:span text:style-name="T35">, </text:span><text:span text:style-name="T5">fileOperation.namespace</text:span><text:span text:style-name="T35"> e </text:span><text:span text:style-name="T5">fileOperation.service </text:span><text:span text:style-name="T7">che indicano, rispettivamente, l'endpoint, il namespace e il nome del servizio del ws</text:span><text:span text:style-name="T30">) il sistema tenta di effettuare la conversione in pdf e verrà </text:span><text:soft-page-break/><text:span text:style-name="T30">firmato il file convertito.</text:span></text:p>
        </text:list-item>
      </text:list>
      <text:p text:style-name="P26"/>
      <text:p text:style-name="P26">La lista dei files da firmare apparirà nel pannello di firma. Per disabilitare questa visualizzazione si deve impostare il parametro <text:span text:style-name="T27">sign.showListFile</text:span> a false.</text:p>
      <text:p text:style-name="P26">Qualora sia stata richiesta la modalità hash di firma (firma delle impronte dei files e non dei files stessi) non verrà visualizzato nulla se non un messaggio che indica che verrà effettuato questo tipo di firma. </text:p>
      <text:p text:style-name="P26">I<text:span text:style-name="T52">n caso di firma in modalità hash non sarà possibile cambiare il valore del tipo di </text:span>firma (la combo sarà bloccata) e non sarà possibile scegliere il tipo di firma neanche in fase di editing delle preferenze.<text:span text:style-name="T52"> Poichè inoltre in questo caso il tipo di firma non può essere Xades, nel caso in sia stata scelta la modalità di firma Xades la combo verrà prevalorizzata a Cades e bloccata.</text:span></text:p>
      <text:p text:style-name="P26">Qualora si decida di cambiare il tipo di firma dal pannello di firma verranno aggiornati anche i files da firmare (la logica per determinare il file da firmare verrà eseguita rispetto ai files correnti).</text:p>
      <text:p text:style-name="P25"><text:span text:style-name="T30">Per ciascuno dei files da firmare, qualora questo risulti già firmato verrà abilitato un bottone di verifica delle firme preesistenti. Questa funzionalità può essere disabilitata modificando il valore della preference </text:span><text:span text:style-name="T16">sign.verificaFirmeEnabled</text:span><text:span text:style-name="T15"> </text:span><text:span text:style-name="T30">(questa proprietà è impostata per default a true) </text:span></text:p>
      <text:p text:style-name="P28"/>
      <text:p text:style-name="P28">Se non è stato possibile determinare il file da firmare e la proprietà <text:span text:style-name="T43">sign.fileSelectionEnabled</text:span><text:span text:style-name="T45"> è stata impostata a true comparirà un bottone per permettere la scelta del file dal file system locale.</text:span></text:p>
      <text:p text:style-name="P27">Se non è stato specificato il file da firmare non comparirà il pannello con i bottoni di firma / marcatura. </text:p>
      <text:p text:style-name="P26"/>
      <text:list xml:id="list33182352" text:continue-list="list9070842437907286854" text:style-name="L11">
        <text:list-header>
          <text:p text:style-name="P73">3) Caricamento provider per la firma</text:p>
          <text:p text:style-name="P79">A differenza di quanto accadeva prima ora l'applet non precarica più una serie di dll. Nella versione precedente l'applet conteneva una serie di dll (posizionate in it.eng.client.provider.windows o it.eng.client.provider.linux a seconda del sistema operativo) che in fase di inizializzazione dell'applet vericano copiate in una directory dllCrypto posta nella directory utente. <text:span text:style-name="T46">Ora è stato disattivato questo meccanismo.</text:span></text:p>
          <text:p text:style-name="P79">Quando si richiede di firmare l'applet prova a caricare i provider cui cui effettuarla. </text:p>
          <text:p text:style-name="P79">In prima istanza l'applet va a cercare nella cartella System32 tutti i provider (i cui nomi sono configurati nella proprietà <text:span text:style-name="T4">smart.provider.window</text:span>) per i quali il login rispetto al pin passato ha successo (nel caso in cui il sistema operativo sia linux questa operazione non produrrà nessun effetto). A questi provider vengono poi aggiunti tutti i provider presenti nella cartella dllCrypto per i quali il login rispetto al pin passato ha successo (questo meccanismo vale solo su linux in quanto su windows non vengono più precaricate le dll in questa cartella). </text:p>
          <text:p text:style-name="P79">Tra tutti provider caricati l'applet cicla per effettuare i vari tentativi di firma. </text:p>
          <text:p text:style-name="P81">Per la maggior parte di carte utilizzate esisteva un unico pin, valido sia per effettuare il login della carta sia per accedere al certificato di firma e quindi alla sua chiave privata. Per alcune carte però sono necessari due pin diversi e in questo caso l'applet procederà a richiedere il secondo pin.</text:p>
          <text:p text:style-name="P91">Dopo aver effettuato la firma si procede a una verifica immediata, se la verifica non va a buon fine si procede a un tentativo di firma con il successivo provider altrimenti si interrompe il ciclo. </text:p>
          <text:p text:style-name="P73"/>
          <text:p text:style-name="P73">4) Firma </text:p>
        </text:list-header>
      </text:list>
      <text:p text:style-name="P26">Si può accedere alla funzionalità di firma premendo il bottone corrispondente nel pannello di firma (tab FIRMA).</text:p>
      <text:p text:style-name="P26">Il pannello di firma permetterà di scegliere i valori per tipo di firma e modalità (tali campi vengono prevalorizzati secondo quanto specificato nelle preference). La modalità di firma (congiunta, verticale) ha senso solo per il tipo di firma CadES quindi viene presentata solo in questo caso (la firma Pdf e Xades è sempre e solo congiunta). Qualora sia stata scelta la modalità di firma delle impronte la modalità di firma può essere esclusivamente verticale e quindi la combo di selezione verrà prevalorizzata a questo valore e bloccata. (Non sarà possibile scegliere la modalità di firma neanche in fase di editing delle preferenze)</text:p>
      <text:p text:style-name="P18"><text:soft-page-break/>L'algoritmo di firma è determinato in base alla preference <text:span text:style-name="T27">sign.algorithm</text:span> che per default è impostato a '<text:span text:style-name="T27">SHA-256</text:span>'. </text:p>
      <text:p text:style-name="P26">Nel caso di firma Pdf o se è stata scelta la modalità di firma congiunta nel caso di firma CadES <text:s/>il sistema prima di procedere alla firma effettua, per ciascun file, l'invocazione del servizio di verifica delle firme preesistenti e, se la validazione fallisce, mostra un messaggio per chiedere all'utente se vuole o meno procedere alla firma (visualizzando eventualmente il risultato della verifica). </text:p>
      <text:p text:style-name="P26">Qualora l'utente decida di continuare si procederà alla firma nelle seguenti modalità:</text:p>
      <text:list xml:id="list8120108841200214310" text:style-name="L13">
        <text:list-item>
          <text:p text:style-name="P65">se la firma è di tipo Cades si procederà a una firma verticale</text:p>
        </text:list-item>
        <text:list-item>
          <text:p text:style-name="P65">se la firma è di tipo Pdf si procederà alla firma cancellando la firme preesistenti</text:p>
        </text:list-item>
      </text:list>
      <text:p text:style-name="P26">Qualora invece l'utente decida di annullare la firma per quel file, il file verrà tolto dalla lista dei files da firmare e si procederà alla firma degli altri files.</text:p>
      <text:p text:style-name="P26">La verifica delle firme preesistenti può essere personalizzata tramite <text:s/>le preference, <text:span text:style-name="T3">sign</text:span><text:span text:style-name="T4">.caCheckEnabled</text:span><text:span text:style-name="T10"> </text:span>e sign<text:span text:style-name="T4">.crlCheckEnabled</text:span>, che richiedono o meno che venga effettuato il controllo delle crl e delle ca, e sign<text:span text:style-name="T4">.dataRiferimentoVerifica</text:span> che richiede che la verifica firma sia fatto rispetto a una data di riferimento diversa da quella corrente (il formato di questa data è indicato dalla preference sign<text:span text:style-name="T4">.dataRiferimentoVerifica.formato</text:span>). A<text:span text:style-name="T36">ffinché questa verifica sia effettuata si devono configurare le </text:span><text:span text:style-name="T3">proprietà</text:span><text:span text:style-name="T36"> </text:span><text:span text:style-name="T4">fileOperation.wsEndpoint</text:span><text:span text:style-name="T36">, </text:span><text:span text:style-name="T4">fileOperation.namespace</text:span><text:span text:style-name="T36"> e </text:span><text:span text:style-name="T4">fileOperation.service </text:span><text:span text:style-name="T3">che indicano, rispettivamente, l'endpoint, il namespace e il nome del servizio del Web Service di verifica firme di fileoperation</text:span><text:span text:style-name="T36">.</text:span> <text:s/></text:p>
      <text:p text:style-name="P26">In fase di firma viene verificata inizialmente la validità del pin e, qualora questo sia valido, si recupera il certificato di firma. I certificati validi per la firma sono quelli che hanno impostato il <text:span text:style-name="T3">KeyUsage di non ripudio (il secondo elemento dell'array) impostato a 1. In fase di firma, se anche fossero stati trovato più certificati validi di firma, verrà sempre preso in considerazione il primo.</text:span></text:p>
      <text:p text:style-name="P26">Dopo la verifica del pin viene recuperato il certificato di firma corrispondente e si procede alla sua verifica:</text:p>
      <text:list xml:id="list5198698231041920676" text:style-name="L14">
        <text:list-item>
          <text:p text:style-name="P55"><text:span text:style-name="T30">qualora sia stata impostata la preference </text:span><text:span text:style-name="T33">cognomeNome.certificato</text:span><text:span text:style-name="T35"> o </text:span><text:span text:style-name="T33">codiceFiscale.certificato</text:span><text:span text:style-name="T35"> si verifica che questi valori corrispondano al nome o al codice fiscale del certificato di firma. </text:span></text:p>
        </text:list-item>
        <text:list-item>
          <text:p text:style-name="P55"><text:span text:style-name="T30">se è stato configurata opportunamente la preference relativa all'endpoint del ws di verifica certificato e se è stata configurata la verifica CA e/o CRL del certificato (in base ai valori delle preference </text:span><text:span text:style-name="T28">sign</text:span><text:span text:style-name="T5">.caCheckCertificatoEnabled</text:span><text:span text:style-name="T19"> </text:span><text:span text:style-name="T35">e</text:span><text:span text:style-name="T19"> </text:span><text:span text:style-name="T5">sign.crlCheckCertificatoEnabled)</text:span><text:span text:style-name="T30"> viene effettuata la chiamata al servizio di verifica della validità del certificato (affinché questa verifica sia effettuata si deve configurare la </text:span><text:span text:style-name="T14">proprietà </text:span><text:span text:style-name="T12">verifyCert</text:span><text:span text:style-name="T5">.wsEndpoint</text:span><text:span text:style-name="T35">, </text:span><text:span text:style-name="T5">verifyCert.namespace</text:span><text:span text:style-name="T35"> e </text:span><text:span text:style-name="T5">verifyCert.service </text:span><text:span text:style-name="T7">che indicano, rispettivamente, l'endpoint, il namespace e il nome del servizio del Web Service di verifica del certificato di fileoperation</text:span><text:span text:style-name="T14">)</text:span><text:span text:style-name="T30">.</text:span></text:p>
        </text:list-item>
      </text:list>
      <text:p text:style-name="P25"><text:span text:style-name="T30">Viene poi effettuato il controllo relativo alla presenza di macro nel file (se è stato richiesto questo </text:span><text:span text:style-name="T30">tipo di controllo in base alla preference </text:span><text:span text:style-name="T28">sign.</text:span><text:span text:style-name="T33">codecheckEnabled</text:span><text:span text:style-name="T30">).</text:span></text:p>
      <text:p text:style-name="P29">Vengono poi effettuati dei controlli preliminari, verificando <text:span text:style-name="T38"><text:s/>la validità del certificato del firmatario rispetto all'identità dell'utente (se è stata configurata opportunamente la preference sign. </text:span><text:span text:style-name="T37">envelopeWsAuth</text:span><text:span text:style-name="T38">). </text:span></text:p>
      <text:p text:style-name="P27"><text:span text:style-name="T1">Il certification level della firma pdf è determinato in base alla preference </text:span><text:span text:style-name="T13">sign.pdf.certificationLevel</text:span><text:span text:style-name="T1"> che per default è impostata a '</text:span><text:span text:style-name="T13">Nessuna Certificazione</text:span><text:span text:style-name="T1">' mentra la modalità di renderizzazione dipende da quanto specificato nelle preferences. </text:span></text:p>
      <text:p text:style-name="P27">Se è stata scelta la firma pdf si verifica se è stata configurata o meno la scelta di firma visibile. Se si, si procede alla firma nell'angolo in alto a destra apponendo una firma sulla pagina configurata (sulla prima se non è stata configurata nessuna pagina o se la pagina chiesta non esiste). </text:p>
      <text:p text:style-name="P27">Dopo la firma verrà generato un nuovo file, il cui nome (in una sottodirectory 'output' della directory che conteneva il file da firmare) avrà lo stesso nome del file originale con un suffisso _signed.</text:p>
      <text:p text:style-name="P27">Al termine della firma, qualora sia stata configurata la logica corrispondente, <text:s/>verrà effettuato l'upload del file di ritorno</text:p>
      <text:p text:style-name="P21"/>
      <text:list xml:id="list33164181" text:continue-list="list33182352" text:style-name="L11">
        <text:list-header>
          <text:p text:style-name="P73"><text:soft-page-break/>5) Firma e marcatura</text:p>
        </text:list-header>
      </text:list>
      <text:p text:style-name="P14"><text:span text:style-name="T30">E' possibile abilitare o meno questa funzionalità cambiando il valore della preference </text:span><text:span text:style-name="T48">sign.markE</text:span><text:span text:style-name="T47">nabled</text:span><text:span text:style-name="T28"> </text:span><text:span text:style-name="T30">(per default la funzionalità è disabilitata).</text:span></text:p>
      <text:p text:style-name="P18">Si può accedere alla funzionalità di firma e marcatura premendo il bottone corrispondente nel pannello di firma (tab FIRMA). </text:p>
      <text:p text:style-name="P18">La logica della funzionalità è esattamente la stessa descritta nel caso della firma.</text:p>
      <text:p text:style-name="P18">L'endpoint del server che genererà la marca è quello scelto in fase di configurazione delle preference di marcatura.</text:p>
      <text:p text:style-name="P19">L'applet provvede a marcare solo nel caso di firma dei files...</text:p>
      <text:p text:style-name="P18"/>
      <text:list xml:id="list33173641" text:continue-numbering="true" text:style-name="L11">
        <text:list-header>
          <text:p text:style-name="P73">6) Marcatura</text:p>
          <text:p text:style-name="P75"><text:span text:style-name="T30">E' possibile abilitare o meno questa funzionalità cambiando il valore della preference </text:span><text:span text:style-name="T49">sign.markE</text:span><text:span text:style-name="T50">nabled</text:span><text:span text:style-name="T39"> </text:span><text:span text:style-name="T30">(per default la funzionalità è disabilitata).</text:span></text:p>
          <text:p text:style-name="P92">Si può accedere alla funzionalità di marcatura premendo il bottone corrispondente nel pannello di firma (tab FIRMA). </text:p>
          <text:p text:style-name="P92">Questa funzionalità è abilitata solo se tra i files acquisiti c'è almeno un file già firmato ed è stata richiesta la firma Cades.<text:span text:style-name="T52"> La funzionalità non è disponibile nel caso di firma delle impronte dei files. </text:span></text:p>
          <text:p text:style-name="P92">In fase di marcatura verranno considerati da marcare solo i file che risultano essere firmati e che presentano firma Cades. Files che non presentano queste caratteristiche verranno esclusi dal processo di marcatura.</text:p>
        </text:list-header>
      </text:list>
      <text:p text:style-name="P18">L'endpoint del server che genererà la marca è quello scelto in fase di configurazione delle preference di marcatura. </text:p>
      <text:p text:style-name="P18"/>
      <text:list xml:id="list33175291" text:continue-numbering="true" text:style-name="L11">
        <text:list-header>
          <text:p text:style-name="P73">7) Controfirma</text:p>
          <text:p text:style-name="P75"><text:span text:style-name="T30">E' possibile abilitare o meno questa funzionalità cambiando il valore della preference </text:span><text:span text:style-name="T49">sign.counterSignE</text:span><text:span text:style-name="T50">nabled</text:span><text:span text:style-name="T39"> </text:span><text:span text:style-name="T30">(per default la funzionalità è abilitata).</text:span></text:p>
          <text:p text:style-name="P92">Si può accedere alla funzionalità di controfirma premendo il bottone corrispondente nel pannello di firma (tab FIRMA). </text:p>
          <text:p text:style-name="P92">Questa funzionalità è abilitata solo se tra i files acquisiti c'è almeno un file già firmato ed è stata richiesta la firma Cades. <text:s/><text:span text:style-name="T52">La funzionalità non è disponibile nel caso di firma delle impronte dei files.</text:span></text:p>
          <text:p text:style-name="P92">In fase di controfirma verranno considerati da controfirmare solo i file che risultano essere firmati e che presentano firma Cades. Files che non presentano queste caratteristiche verranno esclusi dal processo di controfirma.</text:p>
        </text:list-header>
      </text:list>
      <text:p text:style-name="P7"/>
      <text:list xml:id="list33182779" text:continue-numbering="true" text:style-name="L11">
        <text:list-header>
          <text:p text:style-name="P74">8) Invio log</text:p>
          <text:p text:style-name="P80">Il sistema, se configurato opportunamente, permette all'utente di inviare via mail i log del sistema. E' possibile abilitare o meno questa funzionalità cambiando il valore della preference <text:span text:style-name="T4">menuLog.enabled </text:span><text:span text:style-name="T3">(per default il menu è abilitato).</text:span></text:p>
          <text:p text:style-name="P77">La funzionalità di invio log è disponibile nel Tab apposito (qualora sia stata configurata la sua visualizzazione). </text:p>
        </text:list-header>
      </text:list>
      <text:p text:style-name="P12">Accedendo al pannello della funzionalità verranno visualizzati i dati per l'invio della mail (che potranno essere eventualmente personalizzati e salvati nel file di preference dell'utente), in particolare verranno visualizzati i valori delle seguenti preferences: </text:p>
      <text:list xml:id="list5297946598157075581" text:style-name="L15">
        <text:list-item>
          <text:p text:style-name="P57"><text:span text:style-name="T4">mail.to</text:span>, questa proprietà indica l'indirizzo mail a cui inviare l'email;</text:p>
        </text:list-item>
        <text:list-item>
          <text:p text:style-name="P40"><text:span text:style-name="T27">mail.from</text:span>, questa proprietà indica l'indirizzo mail del mittente;</text:p>
        </text:list-item>
        <text:list-item>
          <text:p text:style-name="P40"><text:span text:style-name="T27">mail.subject</text:span>, questa proprietà indica l'oggetto dell'email;</text:p>
        </text:list-item>
        <text:list-item>
          <text:p text:style-name="P40"><text:span text:style-name="T28">mail.body</text:span><text:span text:style-name="T30">, questa proprietà indica il corpo dell'email;</text:span></text:p>
        </text:list-item>
        <text:list-item>
          <text:p text:style-name="P40"><text:span text:style-name="T28">mail.attachmentName</text:span><text:span text:style-name="T30">, questa proprietà indica il nome del file allegato (qualora i log siano stati salvati su file);</text:span></text:p>
        </text:list-item>
        <text:list-item>
          <text:p text:style-name="P40"><text:span text:style-name="T28">mail.smtpHost</text:span><text:span text:style-name="T30">, questa proprietà indica il server di invio email;</text:span></text:p>
        </text:list-item>
        <text:list-item>
          <text:p text:style-name="P40"><text:span text:style-name="T28">mail.useAuthentication</text:span><text:span text:style-name="T30">, questa proprietà indica se il server richiede l'autenticazione per l'invio dell'email;</text:span></text:p>
        </text:list-item>
        <text:list-item>
          <text:p text:style-name="P40"><text:soft-page-break/><text:span text:style-name="T28">mail.authenticationUser</text:span><text:span text:style-name="T30">, questa proprietà indica l'utente dell'account di invio email;</text:span></text:p>
        </text:list-item>
        <text:list-item>
          <text:p text:style-name="P57"><text:span text:style-name="T5">mail.authenticationPassword</text:span><text:span text:style-name="T7">, questa proprietà indica la password dell'account di invio email;</text:span></text:p>
        </text:list-item>
      </text:list>
      <text:list xml:id="list33159538" text:continue-list="list33182779" text:style-name="L11">
        <text:list-header>
          <text:p text:style-name="P76"><text:span text:style-name="T30">Si può decidere di non far visualizzare queste proprietà modificando il valore della preference </text:span><text:span text:style-name="T39">show.invioMailField.</text:span></text:p>
        </text:list-header>
      </text:list>
      <text:p text:style-name="P33">TEST</text:p>
      <text:p text:style-name="P24"/>
      <text:p text:style-name="P24">Firma cades di file e restituzione sul filesystem</text:p>
      <text:p text:style-name="P24"/>
      <text:p text:style-name="P24">Firma cades di impronte e restituzione sul filesystem</text:p>
      <text:p text:style-name="P24"/>
      <text:p text:style-name="P24">Firma pdf di file e restituzione sul filesystem</text:p>
      <text:p text:style-name="P24"/>
      <text:p text:style-name="P24">Firma pdf di impronte e restituzione sul filesystem</text:p>
      <text:p text:style-name="P24"/>
      <text:p text:style-name="P24">Firma xades di file e restituzione sul filesystem</text:p>
      <text:p text:style-name="P24"/>
      <text:p text:style-name="P24">Un esempio di webapp con vari casi di test è presente sul repository sv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Verdana" svg:font-family="Verdana"/>
    <style:font-face style:name="Liberation Serif1" svg:font-family="'Liberation Serif'" style:font-family-generic="roman"/>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ot </meta:initial-creator>
    <meta:creation-date>2013-04-08T09:22:58</meta:creation-date>
    <dc:date>2015-07-30T13:00:11.70</dc:date>
    <meta:editing-duration>P2DT18H35M13S</meta:editing-duration>
    <meta:editing-cycles>421</meta:editing-cycles>
    <meta:generator>OpenOffice/4.1.1$Win32 OpenOffice.org_project/411m6$Build-9775</meta:generator>
    <meta:document-statistic meta:table-count="0" meta:image-count="0" meta:object-count="0" meta:page-count="12" meta:paragraph-count="271" meta:word-count="4886" meta:character-count="33580"/>
  </office:meta>
</office:document-meta>
</file>